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EB0000028400431D7406675232.png" manifest:media-type="image/png"/>
  <manifest:file-entry manifest:full-path="Pictures/100002010000036700000124654CCCCF6B783349.png" manifest:media-type="image/png"/>
  <manifest:file-entry manifest:full-path="Pictures/100002010000015B00000147D90195E3D7BBD337.png" manifest:media-type="image/png"/>
  <manifest:file-entry manifest:full-path="Pictures/10003CAD000023D4000021D869123AF899ACC566.svg" manifest:media-type="image/svg+xml"/>
  <manifest:file-entry manifest:full-path="Pictures/10000201000002E7000002470B1936E822F485DA.png" manifest:media-type="image/png"/>
  <manifest:file-entry manifest:full-path="Pictures/100002010000015F000000DA62196F07B9443672.png" manifest:media-type="image/png"/>
  <manifest:file-entry manifest:full-path="Pictures/1000020100000287000001DD65AABFF240569D72.png" manifest:media-type="image/png"/>
  <manifest:file-entry manifest:full-path="Pictures/100000000000019000000187E4134E2676EDB91C.jpg" manifest:media-type="image/jpeg"/>
  <manifest:file-entry manifest:full-path="Pictures/10000201000002050000010A2AE3D56208176362.png" manifest:media-type="image/png"/>
  <manifest:file-entry manifest:full-path="Pictures/10000000000001F40000019EFE7F90FAC50835DF.jpg" manifest:media-type="image/jpeg"/>
  <manifest:file-entry manifest:full-path="Pictures/10000201000001BF000001F4AB68612FCCB8E1D3.png" manifest:media-type="image/png"/>
  <manifest:file-entry manifest:full-path="Pictures/10000201000005150000031B9CFD534109AA9B6F.png" manifest:media-type="image/png"/>
  <manifest:file-entry manifest:full-path="Pictures/100002010000031A000004630238089A9B592319.png" manifest:media-type="image/png"/>
  <manifest:file-entry manifest:full-path="Pictures/10000201000002E7000001C63AEDDAAE60CDB4CA.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text-position="0% 100%" style:font-name="Times New Roman" fo:font-size="12pt" fo:font-style="normal" fo:font-weight="normal" officeooo:rsid="01952169" officeooo:paragraph-rsid="0193319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538869" officeooo:paragraph-rsid="003c0a3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443df5" officeooo:paragraph-rsid="003c0a3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443df5" officeooo:paragraph-rsid="004eee36"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tyle="normal" officeooo:rsid="02131736" officeooo:paragraph-rsid="021202b6"/>
    </style:style>
    <style:style style:name="P33" style:family="paragraph" style:parent-style-name="Standard">
      <style:paragraph-properties fo:text-align="center" style:justify-single-word="false"/>
      <style:text-properties style:font-name="Times New Roman" fo:font-style="normal" officeooo:rsid="02131736" officeooo:paragraph-rsid="02131736"/>
    </style:style>
    <style:style style:name="P34" style:family="paragraph" style:parent-style-name="Standard">
      <style:paragraph-properties fo:text-align="justify" style:justify-single-word="false"/>
      <style:text-properties style:font-name="Times New Roman" officeooo:rsid="0234ae4b" officeooo:paragraph-rsid="0234ae4b"/>
    </style:style>
    <style:style style:name="P35" style:family="paragraph" style:parent-style-name="Standard" style:list-style-name="L1">
      <style:paragraph-properties fo:text-align="justify" style:justify-single-word="false"/>
      <style:text-properties style:font-name="Times New Roman" fo:font-size="14pt" fo:font-weight="bold" officeooo:rsid="002125f6" officeooo:paragraph-rsid="002125f6" style:font-size-asian="14pt" style:font-weight-asian="bold" style:font-size-complex="14pt" style:font-weight-complex="bold"/>
    </style:style>
    <style:style style:name="P36" style:family="paragraph" style:parent-style-name="Standard" style:list-style-name="L1">
      <style:paragraph-properties fo:text-align="justify" style:justify-single-word="false"/>
      <style:text-properties style:font-name="Times New Roman" fo:font-size="14pt" fo:font-weight="bold" officeooo:rsid="00e2ef17" officeooo:paragraph-rsid="00e2ef17" style:font-size-asian="12.25pt" style:font-weight-asian="bold" style:font-size-complex="14pt" style:font-weight-complex="bold"/>
    </style:style>
    <style:style style:name="P37" style:family="paragraph" style:parent-style-name="Standard" style:list-style-name="L1">
      <style:paragraph-properties fo:text-align="justify" style:justify-single-word="false"/>
      <style:text-properties style:font-name="Times New Roman" fo:font-size="12pt" officeooo:rsid="00096301" officeooo:paragraph-rsid="00231824" style:font-size-asian="12pt" style:font-size-complex="12pt"/>
    </style:style>
    <style:style style:name="P38" style:family="paragraph" style:parent-style-name="Standard" style:list-style-name="L1">
      <style:paragraph-properties fo:text-align="justify" style:justify-single-word="false"/>
      <style:text-properties style:font-name="Times New Roman" fo:font-size="12pt" officeooo:rsid="000c6735" officeooo:paragraph-rsid="00231824" style:font-size-asian="12pt" style:font-size-complex="12pt"/>
    </style:style>
    <style:style style:name="P39" style:family="paragraph" style:parent-style-name="Standard" style:list-style-name="L1">
      <style:paragraph-properties fo:text-align="justify" style:justify-single-word="false"/>
      <style:text-properties style:font-name="Times New Roman" fo:font-size="12pt" officeooo:rsid="00100c85" officeooo:paragraph-rsid="012f86b3" style:font-size-asian="12pt" style:font-size-complex="12pt"/>
    </style:style>
    <style:style style:name="P40" style:family="paragraph" style:parent-style-name="Standard" style:list-style-name="L1">
      <style:paragraph-properties fo:text-align="justify" style:justify-single-word="false"/>
      <style:text-properties style:font-name="Times New Roman" fo:font-size="12pt" officeooo:rsid="00100c85" officeooo:paragraph-rsid="00231824" style:font-size-asian="12pt" style:font-size-complex="12pt"/>
    </style:style>
    <style:style style:name="P41" style:family="paragraph" style:parent-style-name="Standard" style:list-style-name="L1">
      <style:paragraph-properties fo:text-align="justify" style:justify-single-word="false"/>
      <style:text-properties style:font-name="Times New Roman" fo:font-size="12pt" style:font-size-asian="12pt" style:font-size-complex="12pt"/>
    </style:style>
    <style:style style:name="P42" style:family="paragraph" style:parent-style-name="Standard" style:list-style-name="L1">
      <style:paragraph-properties fo:text-align="justify" style:justify-single-word="false"/>
      <style:text-properties style:font-name="Times New Roman" fo:font-size="12pt" officeooo:paragraph-rsid="00de11bf" style:font-size-asian="12pt" style:font-size-complex="12pt"/>
    </style:style>
    <style:style style:name="P43" style:family="paragraph" style:parent-style-name="Standard" style:list-style-name="L1">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44" style:family="paragraph" style:parent-style-name="Standard" style:list-style-name="L1">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46" style:family="paragraph" style:parent-style-name="Standard" style:list-style-name="L1">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48" style:family="paragraph" style:parent-style-name="Standard" style:list-style-name="L1">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50" style:family="paragraph" style:parent-style-name="Standard" style:list-style-name="L1">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52" style:family="paragraph" style:parent-style-name="Standard" style:list-style-name="L1">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53" style:family="paragraph" style:parent-style-name="Standard" style:list-style-name="L1">
      <style:paragraph-properties fo:text-align="justify" style:justify-single-word="false"/>
      <style:text-properties style:font-name="Times New Roman" fo:font-size="12pt" fo:font-weight="normal" officeooo:rsid="00561953" officeooo:paragraph-rsid="005dd118" style:font-size-asian="10.5pt" style:font-weight-asian="normal" style:font-size-complex="12pt" style:font-weight-complex="normal"/>
    </style:style>
    <style:style style:name="P54" style:family="paragraph" style:parent-style-name="Standard" style:list-style-name="L1">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55" style:family="paragraph" style:parent-style-name="Standard" style:list-style-name="L1">
      <style:paragraph-properties fo:text-align="justify" style:justify-single-word="false"/>
      <style:text-properties style:font-name="Times New Roman" fo:font-size="12pt" fo:font-weight="normal" officeooo:rsid="00622df7" officeooo:paragraph-rsid="00622df7" style:font-size-asian="10.5pt" style:font-weight-asian="normal" style:font-size-complex="12pt" style:font-weight-complex="normal"/>
    </style:style>
    <style:style style:name="P56" style:family="paragraph" style:parent-style-name="Standard" style:list-style-name="L1">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57" style:family="paragraph" style:parent-style-name="Standard" style:list-style-name="L1">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58" style:family="paragraph" style:parent-style-name="Standard" style:list-style-name="L1">
      <style:paragraph-properties fo:text-align="justify" style:justify-single-word="false"/>
      <style:text-properties style:font-name="Times New Roman" fo:font-size="12pt" fo:font-weight="normal" officeooo:rsid="0079b301" officeooo:paragraph-rsid="005a7eaa" style:font-size-asian="10.5pt" style:font-weight-asian="normal" style:font-size-complex="12pt" style:font-weight-complex="normal"/>
    </style:style>
    <style:style style:name="P59" style:family="paragraph" style:parent-style-name="Standard" style:list-style-name="L1">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60" style:family="paragraph" style:parent-style-name="Standard" style:list-style-name="L1">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style:font-name="Times New Roman" fo:font-size="12pt" fo:font-weight="normal" officeooo:rsid="007cf799" officeooo:paragraph-rsid="007ce016"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style:font-name="Times New Roman" fo:font-size="12pt" fo:font-weight="normal" officeooo:rsid="008ab1cb" officeooo:paragraph-rsid="00977a5a"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style:font-name="Times New Roman" fo:font-size="12pt" fo:font-weight="normal" officeooo:rsid="00908f5a" officeooo:paragraph-rsid="00908f5a" style:font-size-asian="10.5pt" style:font-weight-asian="normal" style:font-size-complex="12pt" style:font-weight-complex="normal"/>
    </style:style>
    <style:style style:name="P68" style:family="paragraph" style:parent-style-name="Standard" style:list-style-name="L1">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69" style:family="paragraph" style:parent-style-name="Standard" style:list-style-name="L1">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70" style:family="paragraph" style:parent-style-name="Standard" style:list-style-name="L1">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71" style:family="paragraph" style:parent-style-name="Standard" style:list-style-name="L1">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72" style:family="paragraph" style:parent-style-name="Standard" style:list-style-name="L1">
      <style:paragraph-properties fo:text-align="justify" style:justify-single-word="false"/>
      <style:text-properties style:font-name="Times New Roman" fo:font-size="12pt" fo:font-weight="normal" officeooo:rsid="00b3ab21" officeooo:paragraph-rsid="00b703da" style:font-size-asian="10.5pt" style:font-weight-asian="normal" style:font-size-complex="12pt" style:font-weight-complex="normal"/>
    </style:style>
    <style:style style:name="P73" style:family="paragraph" style:parent-style-name="Standard" style:list-style-name="L1">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74" style:family="paragraph" style:parent-style-name="Standard" style:list-style-name="L1">
      <style:paragraph-properties fo:text-align="justify" style:justify-single-word="false"/>
      <style:text-properties style:font-name="Times New Roman" fo:font-size="12pt" fo:font-weight="normal" officeooo:rsid="00b90851" officeooo:paragraph-rsid="00b90851" style:font-size-asian="10.5pt" style:font-weight-asian="normal" style:font-size-complex="12pt" style:font-weight-complex="normal"/>
    </style:style>
    <style:style style:name="P75" style:family="paragraph" style:parent-style-name="Standard" style:list-style-name="L1">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76" style:family="paragraph" style:parent-style-name="Standard" style:list-style-name="L1">
      <style:paragraph-properties fo:text-align="justify" style:justify-single-word="false"/>
      <style:text-properties style:font-name="Times New Roman" fo:font-size="12pt" fo:font-weight="normal" officeooo:rsid="00bd6c2f" officeooo:paragraph-rsid="00b90851" style:font-size-asian="10.5pt" style:font-weight-asian="normal" style:font-size-complex="12pt" style:font-weight-complex="normal"/>
    </style:style>
    <style:style style:name="P77" style:family="paragraph" style:parent-style-name="Standard" style:list-style-name="L1">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78" style:family="paragraph" style:parent-style-name="Standard" style:list-style-name="L1">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79" style:family="paragraph" style:parent-style-name="Standard" style:list-style-name="L1">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80" style:family="paragraph" style:parent-style-name="Standard" style:list-style-name="L1">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81" style:family="paragraph" style:parent-style-name="Standard" style:list-style-name="L1">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82" style:family="paragraph" style:parent-style-name="Standard" style:list-style-name="L1">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83" style:family="paragraph" style:parent-style-name="Standard" style:list-style-name="L1">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84" style:family="paragraph" style:parent-style-name="Standard" style:list-style-name="L1">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85" style:family="paragraph" style:parent-style-name="Standard" style:list-style-name="L1">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86" style:family="paragraph" style:parent-style-name="Standard" style:list-style-name="L1">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87" style:family="paragraph" style:parent-style-name="Standard" style:list-style-name="L1">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88" style:family="paragraph" style:parent-style-name="Standard" style:list-style-name="L1">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89" style:family="paragraph" style:parent-style-name="Standard" style:list-style-name="L1">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90" style:family="paragraph" style:parent-style-name="Standard" style:list-style-name="L1">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92" style:family="paragraph" style:parent-style-name="Standard" style:list-style-name="L1">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93" style:family="paragraph" style:parent-style-name="Standard" style:list-style-name="L1">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94" style:family="paragraph" style:parent-style-name="Standard" style:list-style-name="L1">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95" style:family="paragraph" style:parent-style-name="Standard" style:list-style-name="L1">
      <style:paragraph-properties fo:text-align="justify" style:justify-single-word="false"/>
      <style:text-properties style:font-name="Times New Roman" fo:font-size="12pt" fo:font-style="normal" fo:font-weight="normal" officeooo:paragraph-rsid="00de11bf" style:font-size-asian="12pt" style:font-style-asian="normal" style:font-weight-asian="normal" style:font-size-complex="12pt"/>
    </style:style>
    <style:style style:name="P96" style:family="paragraph" style:parent-style-name="Standard" style:list-style-name="L1">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97" style:family="paragraph" style:parent-style-name="Standard" style:list-style-name="L1">
      <style:paragraph-properties fo:text-align="justify" style:justify-single-word="false"/>
      <style:text-properties style:font-name="Times New Roman" officeooo:paragraph-rsid="004c48d9"/>
    </style:style>
    <style:style style:name="P98" style:family="paragraph" style:parent-style-name="Standard" style:list-style-name="L1">
      <style:paragraph-properties fo:text-align="justify" style:justify-single-word="false"/>
      <style:text-properties style:font-name="Times New Roman" officeooo:paragraph-rsid="009d5b7f"/>
    </style:style>
    <style:style style:name="P99" style:family="paragraph" style:parent-style-name="Standard" style:list-style-name="L1">
      <style:paragraph-properties fo:text-align="justify" style:justify-single-word="false"/>
      <style:text-properties style:font-name="Times New Roman" officeooo:paragraph-rsid="01a474a1"/>
    </style:style>
    <style:style style:name="P100" style:family="paragraph" style:parent-style-name="Standard" style:list-style-name="L1">
      <style:paragraph-properties fo:text-align="justify" style:justify-single-word="false"/>
      <style:text-properties style:font-name="Times New Roman" officeooo:paragraph-rsid="01cff3bd"/>
    </style:style>
    <style:style style:name="P101" style:family="paragraph" style:parent-style-name="Standard" style:list-style-name="L1">
      <style:paragraph-properties fo:text-align="justify" style:justify-single-word="false"/>
      <style:text-properties style:font-name="Times New Roman" fo:font-style="normal" officeooo:paragraph-rsid="01f10722"/>
    </style:style>
    <style:style style:name="P102" style:family="paragraph" style:parent-style-name="Standard" style:list-style-name="L1">
      <style:paragraph-properties fo:text-align="justify" style:justify-single-word="false"/>
      <style:text-properties style:font-name="Times New Roman" fo:font-style="normal" officeooo:paragraph-rsid="026eb19a"/>
    </style:style>
    <style:style style:name="P103" style:family="paragraph" style:parent-style-name="Standard" style:list-style-name="L1">
      <style:paragraph-properties fo:text-align="start" style:justify-single-word="false"/>
      <style:text-properties style:font-name="Times New Roman" officeooo:paragraph-rsid="020fc961"/>
    </style:style>
    <style:style style:name="P104" style:family="paragraph" style:parent-style-name="Standard" style:list-style-name="L1">
      <style:paragraph-properties fo:text-align="start" style:justify-single-word="false"/>
      <style:text-properties style:font-name="Times New Roman" officeooo:rsid="0200c05c" officeooo:paragraph-rsid="0200c05c"/>
    </style:style>
    <style:style style:name="P105" style:family="paragraph" style:parent-style-name="Standard" style:list-style-name="L1">
      <style:paragraph-properties fo:text-align="start" style:justify-single-word="false"/>
      <style:text-properties style:font-name="Times New Roman" officeooo:rsid="02523f19" officeooo:paragraph-rsid="02523f19"/>
    </style:style>
    <style:style style:name="P106" style:family="paragraph" style:parent-style-name="Standard" style:list-style-name="L1">
      <style:paragraph-properties fo:text-align="justify" style:justify-single-word="false"/>
      <style:text-properties style:text-position="0% 100%" style:font-name="Times New Roman" fo:font-size="12pt" fo:font-weight="normal" officeooo:rsid="00908f5a" officeooo:paragraph-rsid="008f34a9" style:font-size-asian="10.5pt" style:font-weight-asian="normal" style:font-size-complex="12pt" style:font-weight-complex="normal"/>
    </style:style>
    <style:style style:name="P107" style:family="paragraph" style:parent-style-name="Standard" style:list-style-name="L1">
      <style:paragraph-properties fo:text-align="justify" style:justify-single-word="false"/>
      <style:text-properties style:text-position="0% 100%" style:font-name="Times New Roman" fo:font-size="12pt" fo:font-weight="normal" officeooo:rsid="0144b5d4" officeooo:paragraph-rsid="0138d81e" style:font-size-asian="10.5pt" style:font-weight-asian="normal" style:font-size-complex="12pt" style:font-weight-complex="normal"/>
    </style:style>
    <style:style style:name="P108" style:family="paragraph" style:parent-style-name="Standard" style:list-style-name="L1">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09"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10"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11"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12"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13"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14"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15"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16"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17"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18"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20"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121" style:family="paragraph" style:parent-style-name="Standard" style:list-style-name="L1">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122"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6bd80a" officeooo:paragraph-rsid="027052b7" style:font-size-asian="10.5pt" style:font-style-asian="normal" style:font-weight-asian="normal" style:font-size-complex="12pt" style:font-style-complex="normal" style:font-weight-complex="normal"/>
    </style:style>
    <style:style style:name="P123"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76c4b9" officeooo:paragraph-rsid="0276c4b9" style:font-size-asian="10.5pt" style:font-style-asian="normal" style:font-weight-asian="normal" style:font-size-complex="12pt" style:font-style-complex="normal" style:font-weight-complex="normal"/>
    </style:style>
    <style:style style:name="P124"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877d21" officeooo:paragraph-rsid="02877d21" style:font-size-asian="10.5pt" style:font-style-asian="normal" style:font-weight-asian="normal" style:font-size-complex="12pt" style:font-style-complex="normal" style:font-weight-complex="normal"/>
    </style:style>
    <style:style style:name="P125"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127"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center" style:justify-single-word="false"/>
      <style:text-properties style:text-position="0% 100%" style:font-name="Times New Roman" fo:font-size="12pt" fo:font-style="normal" fo:font-weight="normal" officeooo:rsid="0294fd2e" officeooo:paragraph-rsid="0294fd2e"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text-position="0% 100%" style:font-name="Times New Roman" fo:font-size="12pt" fo:font-style="normal" fo:font-weight="normal" officeooo:rsid="02954d06" officeooo:paragraph-rsid="02954d06" style:font-size-asian="10.5pt" style:font-style-asian="normal" style:font-weight-asian="normal" style:font-size-complex="12pt" style:font-style-complex="normal" style:font-weight-complex="normal"/>
    </style:style>
    <style:style style:name="P131" style:family="paragraph" style:parent-style-name="Standard" style:list-style-name="L1">
      <style:paragraph-properties fo:text-align="start"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32"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33" style:family="paragraph" style:parent-style-name="Standard" style:list-style-name="L1">
      <style:paragraph-properties fo:text-align="start" style:justify-single-word="false"/>
      <style:text-properties style:text-position="0% 100%" style:font-name="Times New Roman" fo:font-size="12pt" fo:font-style="normal" fo:font-weight="normal" officeooo:rsid="029d0672" officeooo:paragraph-rsid="029d0672" style:font-size-asian="10.5pt" style:font-style-asian="normal" style:font-weight-asian="normal" style:font-size-complex="12pt" style:font-style-complex="normal" style:font-weight-complex="normal"/>
    </style:style>
    <style:style style:name="P134"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135" style:family="paragraph" style:parent-style-name="Standard" style:list-style-name="">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136"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ad0c5a" officeooo:paragraph-rsid="02ad0c5a" style:font-size-asian="10.5pt" style:font-style-asian="normal" style:font-weight-asian="normal" style:font-size-complex="12pt" style:font-style-complex="normal" style:font-weight-complex="normal"/>
    </style:style>
    <style:style style:name="P137"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b377cc" officeooo:paragraph-rsid="02b377cc" style:font-size-asian="10.5pt" style:font-style-asian="normal" style:font-weight-asian="normal" style:font-size-complex="12pt" style:font-style-complex="normal" style:font-weight-complex="normal"/>
    </style:style>
    <style:style style:name="P138"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b49bbf" officeooo:paragraph-rsid="02b49bbf" style:font-size-asian="10.5pt" style:font-style-asian="normal" style:font-weight-asian="normal" style:font-size-complex="12pt" style:font-style-complex="normal" style:font-weight-complex="normal"/>
    </style:style>
    <style:style style:name="P139"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140"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141"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142" style:family="paragraph" style:parent-style-name="Standard" style:list-style-name="L1">
      <style:paragraph-properties fo:text-align="start" style:justify-single-word="false"/>
      <style:text-properties officeooo:paragraph-rsid="01b5abf0"/>
    </style:style>
    <style:style style:name="P143" style:family="paragraph" style:parent-style-name="Standard" style:list-style-name="L1">
      <style:paragraph-properties fo:text-align="start" style:justify-single-word="false"/>
      <style:text-properties officeooo:paragraph-rsid="01f95512"/>
    </style:style>
    <style:style style:name="P144" style:family="paragraph" style:parent-style-name="Standard" style:list-style-name="L1">
      <style:paragraph-properties fo:text-align="start" style:justify-single-word="false"/>
      <style:text-properties officeooo:paragraph-rsid="020fc961"/>
    </style:style>
    <style:style style:name="P145" style:family="paragraph" style:parent-style-name="Standard" style:list-style-name="L1">
      <style:paragraph-properties fo:text-align="start" style:justify-single-word="false"/>
      <style:text-properties officeooo:paragraph-rsid="01fcd549"/>
    </style:style>
    <style:style style:name="P146" style:family="paragraph" style:parent-style-name="Standard" style:list-style-name="L1">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147" style:family="paragraph" style:parent-style-name="Standard" style:list-style-name="L1">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148" style:family="paragraph" style:parent-style-name="Standard" style:list-style-name="L1">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149"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150" style:family="paragraph" style:parent-style-name="Standard" style:list-style-name="L1">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151"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867c7d" officeooo:paragraph-rsid="02867c7d" style:font-size-asian="12.25pt" style:font-style-asian="normal" style:font-weight-asian="bold" style:font-size-complex="14pt" style:font-style-complex="normal" style:font-weight-complex="bold"/>
    </style:style>
    <style:style style:name="P152"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a72b2f" officeooo:paragraph-rsid="02a72b2f" style:font-size-asian="12.25pt" style:font-style-asian="normal" style:font-weight-asian="bold" style:font-size-complex="14pt" style:font-style-complex="normal" style:font-weight-complex="bold"/>
    </style:style>
    <style:style style:name="P153"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aaa75f" officeooo:paragraph-rsid="02aaa75f" style:font-size-asian="12.25pt" style:font-style-asian="normal" style:font-weight-asian="bold" style:font-size-complex="14pt" style:font-style-complex="normal" style:font-weight-complex="bold"/>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officeooo:rsid="001160e5"/>
    </style:style>
    <style:style style:name="T5" style:family="text">
      <style:text-properties officeooo:rsid="00129dbb"/>
    </style:style>
    <style:style style:name="T6" style:family="text">
      <style:text-properties officeooo:rsid="00148dcb"/>
    </style:style>
    <style:style style:name="T7" style:family="text">
      <style:text-properties officeooo:rsid="0015772c"/>
    </style:style>
    <style:style style:name="T8" style:family="text">
      <style:text-properties officeooo:rsid="001a60ed"/>
    </style:style>
    <style:style style:name="T9" style:family="text">
      <style:text-properties officeooo:rsid="0037b995"/>
    </style:style>
    <style:style style:name="T10" style:family="text">
      <style:text-properties officeooo:rsid="005a7eaa"/>
    </style:style>
    <style:style style:name="T11" style:family="text">
      <style:text-properties style:text-position="sub 58%"/>
    </style:style>
    <style:style style:name="T12" style:family="text">
      <style:text-properties style:text-position="sub 58%" officeooo:rsid="005a7eaa"/>
    </style:style>
    <style:style style:name="T13" style:family="text">
      <style:text-properties style:text-position="sub 58%" officeooo:rsid="00778a41"/>
    </style:style>
    <style:style style:name="T14" style:family="text">
      <style:text-properties officeooo:rsid="005df3fa"/>
    </style:style>
    <style:style style:name="T15" style:family="text">
      <style:text-properties officeooo:rsid="00622df7"/>
    </style:style>
    <style:style style:name="T16" style:family="text">
      <style:text-properties officeooo:rsid="0065dc13"/>
    </style:style>
    <style:style style:name="T17" style:family="text">
      <style:text-properties officeooo:rsid="006aafa9"/>
    </style:style>
    <style:style style:name="T18" style:family="text">
      <style:text-properties officeooo:rsid="0030b529"/>
    </style:style>
    <style:style style:name="T19" style:family="text">
      <style:text-properties officeooo:rsid="007b39e1"/>
    </style:style>
    <style:style style:name="T20" style:family="text">
      <style:text-properties style:text-position="0% 100%"/>
    </style:style>
    <style:style style:name="T21" style:family="text">
      <style:text-properties style:text-position="0% 100%" officeooo:rsid="0144b5d4"/>
    </style:style>
    <style:style style:name="T22" style:family="text">
      <style:text-properties style:text-position="0% 100%" officeooo:rsid="0148d0cb"/>
    </style:style>
    <style:style style:name="T23" style:family="text">
      <style:text-properties style:text-position="0% 100%" officeooo:rsid="014c403d"/>
    </style:style>
    <style:style style:name="T24" style:family="text">
      <style:text-properties style:text-position="0% 100%" officeooo:rsid="014e2777"/>
    </style:style>
    <style:style style:name="T25" style:family="text">
      <style:text-properties style:text-position="0% 100%" fo:font-style="italic" officeooo:rsid="014e2777" style:font-style-asian="italic" style:font-style-complex="italic"/>
    </style:style>
    <style:style style:name="T26" style:family="text">
      <style:text-properties style:text-position="0% 100%" fo:font-style="italic" officeooo:rsid="015184e9" style:font-style-asian="italic" style:font-style-complex="italic"/>
    </style:style>
    <style:style style:name="T27" style:family="text">
      <style:text-properties style:text-position="0% 100%" fo:font-style="italic" officeooo:rsid="0165c5e9" style:font-style-asian="italic" style:font-style-complex="italic"/>
    </style:style>
    <style:style style:name="T28" style:family="text">
      <style:text-properties style:text-position="0% 100%" fo:font-style="italic" officeooo:rsid="018594d1" style:font-style-asian="italic" style:font-style-complex="italic"/>
    </style:style>
    <style:style style:name="T29" style:family="text">
      <style:text-properties style:text-position="0% 100%" fo:font-style="italic" officeooo:rsid="01891d96" style:font-style-asian="italic" style:font-style-complex="italic"/>
    </style:style>
    <style:style style:name="T30" style:family="text">
      <style:text-properties style:text-position="0% 100%" fo:font-style="italic" officeooo:rsid="019beba1" style:font-style-asian="italic" style:font-style-complex="italic"/>
    </style:style>
    <style:style style:name="T31" style:family="text">
      <style:text-properties style:text-position="0% 100%" fo:font-style="italic" fo:font-weight="bold" officeooo:rsid="014e2777" style:font-style-asian="italic" style:font-weight-asian="bold" style:font-style-complex="italic" style:font-weight-complex="bold"/>
    </style:style>
    <style:style style:name="T32" style:family="text">
      <style:text-properties style:text-position="0% 100%" fo:font-style="italic" fo:font-weight="bold" officeooo:rsid="01528d8b" style:font-style-asian="italic" style:font-weight-asian="bold" style:font-style-complex="italic" style:font-weight-complex="bold"/>
    </style:style>
    <style:style style:name="T33" style:family="text">
      <style:text-properties style:text-position="0% 100%" fo:font-style="italic" fo:font-weight="bold" officeooo:rsid="015658c7" style:font-style-asian="italic" style:font-weight-asian="bold" style:font-style-complex="italic" style:font-weight-complex="bold"/>
    </style:style>
    <style:style style:name="T34" style:family="text">
      <style:text-properties style:text-position="0% 100%" fo:font-style="italic" fo:font-weight="bold" officeooo:rsid="017cd43b" style:font-style-asian="italic" style:font-weight-asian="bold" style:font-style-complex="italic" style:font-weight-complex="bold"/>
    </style:style>
    <style:style style:name="T35" style:family="text">
      <style:text-properties style:text-position="0% 100%" fo:font-style="italic" fo:font-weight="bold" officeooo:rsid="017ef0ce" style:font-style-asian="italic" style:font-weight-asian="bold" style:font-style-complex="italic" style:font-weight-complex="bold"/>
    </style:style>
    <style:style style:name="T36" style:family="text">
      <style:text-properties style:text-position="0% 100%" fo:font-style="italic" fo:font-weight="bold" officeooo:rsid="017fa17a" style:font-style-asian="italic" style:font-weight-asian="bold" style:font-style-complex="italic" style:font-weight-complex="bold"/>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14e2777" style:font-style-asian="normal" style:font-style-complex="normal"/>
    </style:style>
    <style:style style:name="T39" style:family="text">
      <style:text-properties style:text-position="0% 100%" fo:font-style="normal" officeooo:rsid="01516b6e" style:font-style-asian="normal" style:font-style-complex="normal"/>
    </style:style>
    <style:style style:name="T40" style:family="text">
      <style:text-properties style:text-position="0% 100%" fo:font-style="normal" officeooo:rsid="015184e9" style:font-style-asian="normal" style:font-style-complex="normal"/>
    </style:style>
    <style:style style:name="T41" style:family="text">
      <style:text-properties style:text-position="0% 100%" fo:font-style="normal" officeooo:rsid="01525fca" style:font-style-asian="normal" style:font-style-complex="normal"/>
    </style:style>
    <style:style style:name="T42" style:family="text">
      <style:text-properties style:text-position="0% 100%" fo:font-style="normal" officeooo:rsid="015274e7" style:font-style-asian="normal" style:font-style-complex="normal"/>
    </style:style>
    <style:style style:name="T43" style:family="text">
      <style:text-properties style:text-position="0% 100%" fo:font-style="normal" officeooo:rsid="01528d8b" style:font-style-asian="normal" style:font-style-complex="normal"/>
    </style:style>
    <style:style style:name="T44" style:family="text">
      <style:text-properties style:text-position="0% 100%" fo:font-style="normal" officeooo:rsid="015464e3" style:font-style-asian="normal" style:font-style-complex="normal"/>
    </style:style>
    <style:style style:name="T45" style:family="text">
      <style:text-properties style:text-position="0% 100%" fo:font-style="normal" officeooo:rsid="01549728" style:font-style-asian="normal" style:font-style-complex="normal"/>
    </style:style>
    <style:style style:name="T46" style:family="text">
      <style:text-properties style:text-position="0% 100%" fo:font-style="normal" officeooo:rsid="015658c7" style:font-style-asian="normal" style:font-style-complex="normal"/>
    </style:style>
    <style:style style:name="T47" style:family="text">
      <style:text-properties style:text-position="0% 100%" fo:font-style="normal" officeooo:rsid="015834e8" style:font-style-asian="normal" style:font-style-complex="normal"/>
    </style:style>
    <style:style style:name="T48" style:family="text">
      <style:text-properties style:text-position="0% 100%" fo:font-style="normal" officeooo:rsid="01584329" style:font-style-asian="normal" style:font-style-complex="normal"/>
    </style:style>
    <style:style style:name="T49" style:family="text">
      <style:text-properties style:text-position="0% 100%" fo:font-style="normal" officeooo:rsid="01586a10" style:font-style-asian="normal" style:font-style-complex="normal"/>
    </style:style>
    <style:style style:name="T50" style:family="text">
      <style:text-properties style:text-position="0% 100%" fo:font-style="normal" officeooo:rsid="015b1df4" style:font-style-asian="normal" style:font-style-complex="normal"/>
    </style:style>
    <style:style style:name="T51" style:family="text">
      <style:text-properties style:text-position="0% 100%" fo:font-style="normal" officeooo:rsid="015c4c6a" style:font-style-asian="normal" style:font-style-complex="normal"/>
    </style:style>
    <style:style style:name="T52" style:family="text">
      <style:text-properties style:text-position="0% 100%" fo:font-style="normal" officeooo:rsid="015d3be6" style:font-style-asian="normal" style:font-style-complex="normal"/>
    </style:style>
    <style:style style:name="T53" style:family="text">
      <style:text-properties style:text-position="0% 100%" fo:font-style="normal" officeooo:rsid="015d4582" style:font-style-asian="normal" style:font-style-complex="normal"/>
    </style:style>
    <style:style style:name="T54" style:family="text">
      <style:text-properties style:text-position="0% 100%" fo:font-style="normal" officeooo:rsid="015e9bf7" style:font-style-asian="normal" style:font-style-complex="normal"/>
    </style:style>
    <style:style style:name="T55" style:family="text">
      <style:text-properties style:text-position="0% 100%" fo:font-style="normal" officeooo:rsid="016095ba" style:font-style-asian="normal" style:font-style-complex="normal"/>
    </style:style>
    <style:style style:name="T56" style:family="text">
      <style:text-properties style:text-position="0% 100%" fo:font-style="normal" officeooo:rsid="01613099" style:font-style-asian="normal" style:font-style-complex="normal"/>
    </style:style>
    <style:style style:name="T57" style:family="text">
      <style:text-properties style:text-position="0% 100%" fo:font-style="normal" officeooo:rsid="0162b5ca" style:font-style-asian="normal" style:font-style-complex="normal"/>
    </style:style>
    <style:style style:name="T58" style:family="text">
      <style:text-properties style:text-position="0% 100%" fo:font-style="normal" officeooo:rsid="01641eb2" style:font-style-asian="normal" style:font-style-complex="normal"/>
    </style:style>
    <style:style style:name="T59" style:family="text">
      <style:text-properties style:text-position="0% 100%" fo:font-style="normal" officeooo:rsid="01653676" style:font-style-asian="normal" style:font-style-complex="normal"/>
    </style:style>
    <style:style style:name="T60" style:family="text">
      <style:text-properties style:text-position="0% 100%" fo:font-style="normal" officeooo:rsid="0165c5e9" style:font-style-asian="normal" style:font-style-complex="normal"/>
    </style:style>
    <style:style style:name="T61" style:family="text">
      <style:text-properties style:text-position="0% 100%" fo:font-style="normal" officeooo:rsid="01668e22" style:font-style-asian="normal" style:font-style-complex="normal"/>
    </style:style>
    <style:style style:name="T62" style:family="text">
      <style:text-properties style:text-position="0% 100%" fo:font-style="normal" officeooo:rsid="01687e16" style:font-style-asian="normal" style:font-style-complex="normal"/>
    </style:style>
    <style:style style:name="T63" style:family="text">
      <style:text-properties style:text-position="0% 100%" fo:font-style="normal" officeooo:rsid="016970c9" style:font-style-asian="normal" style:font-style-complex="normal"/>
    </style:style>
    <style:style style:name="T64" style:family="text">
      <style:text-properties style:text-position="0% 100%" fo:font-style="normal" officeooo:rsid="016bd5d3" style:font-style-asian="normal" style:font-style-complex="normal"/>
    </style:style>
    <style:style style:name="T65" style:family="text">
      <style:text-properties style:text-position="0% 100%" fo:font-style="normal" officeooo:rsid="016d5be5" style:font-style-asian="normal" style:font-style-complex="normal"/>
    </style:style>
    <style:style style:name="T66" style:family="text">
      <style:text-properties style:text-position="0% 100%" fo:font-style="normal" officeooo:rsid="016eda40" style:font-style-asian="normal" style:font-style-complex="normal"/>
    </style:style>
    <style:style style:name="T67" style:family="text">
      <style:text-properties style:text-position="0% 100%" fo:font-style="normal" officeooo:rsid="016eeeff" style:font-style-asian="normal" style:font-style-complex="normal"/>
    </style:style>
    <style:style style:name="T68" style:family="text">
      <style:text-properties style:text-position="0% 100%" fo:font-style="normal" officeooo:rsid="016ef3a9" style:font-style-asian="normal" style:font-style-complex="normal"/>
    </style:style>
    <style:style style:name="T69" style:family="text">
      <style:text-properties style:text-position="0% 100%" fo:font-style="normal" officeooo:rsid="016f6ae8" style:font-style-asian="normal" style:font-style-complex="normal"/>
    </style:style>
    <style:style style:name="T70" style:family="text">
      <style:text-properties style:text-position="0% 100%" fo:font-style="normal" officeooo:rsid="01706e8e" style:font-style-asian="normal" style:font-style-complex="normal"/>
    </style:style>
    <style:style style:name="T71" style:family="text">
      <style:text-properties style:text-position="0% 100%" fo:font-style="normal" officeooo:rsid="01709d93" style:font-style-asian="normal" style:font-style-complex="normal"/>
    </style:style>
    <style:style style:name="T72" style:family="text">
      <style:text-properties style:text-position="0% 100%" fo:font-style="normal" officeooo:rsid="01716c0c" style:font-style-asian="normal" style:font-style-complex="normal"/>
    </style:style>
    <style:style style:name="T73" style:family="text">
      <style:text-properties style:text-position="0% 100%" fo:font-style="normal" officeooo:rsid="01750606" style:font-style-asian="normal" style:font-style-complex="normal"/>
    </style:style>
    <style:style style:name="T74" style:family="text">
      <style:text-properties style:text-position="0% 100%" fo:font-style="normal" officeooo:rsid="01782a0e" style:font-style-asian="normal" style:font-style-complex="normal"/>
    </style:style>
    <style:style style:name="T75" style:family="text">
      <style:text-properties style:text-position="0% 100%" fo:font-style="normal" officeooo:rsid="0179070a" style:font-style-asian="normal" style:font-style-complex="normal"/>
    </style:style>
    <style:style style:name="T76" style:family="text">
      <style:text-properties style:text-position="0% 100%" fo:font-style="normal" officeooo:rsid="017aac07" style:font-style-asian="normal" style:font-style-complex="normal"/>
    </style:style>
    <style:style style:name="T77" style:family="text">
      <style:text-properties style:text-position="0% 100%" fo:font-style="normal" officeooo:rsid="017bb019" style:font-style-asian="normal" style:font-style-complex="normal"/>
    </style:style>
    <style:style style:name="T78" style:family="text">
      <style:text-properties style:text-position="0% 100%" fo:font-style="normal" officeooo:rsid="017cab62" style:font-style-asian="normal" style:font-style-complex="normal"/>
    </style:style>
    <style:style style:name="T79" style:family="text">
      <style:text-properties style:text-position="0% 100%" fo:font-style="normal" officeooo:rsid="017cd43b" style:font-style-asian="normal" style:font-style-complex="normal"/>
    </style:style>
    <style:style style:name="T80" style:family="text">
      <style:text-properties style:text-position="0% 100%" fo:font-style="normal" officeooo:rsid="017cf99e" style:font-style-asian="normal" style:font-style-complex="normal"/>
    </style:style>
    <style:style style:name="T81" style:family="text">
      <style:text-properties style:text-position="0% 100%" fo:font-style="normal" officeooo:rsid="017ef0ce" style:font-style-asian="normal" style:font-style-complex="normal"/>
    </style:style>
    <style:style style:name="T82" style:family="text">
      <style:text-properties style:text-position="0% 100%" fo:font-style="normal" officeooo:rsid="017fa17a" style:font-style-asian="normal" style:font-style-complex="normal"/>
    </style:style>
    <style:style style:name="T83" style:family="text">
      <style:text-properties style:text-position="0% 100%" fo:font-style="normal" officeooo:rsid="0180991f" style:font-style-asian="normal" style:font-style-complex="normal"/>
    </style:style>
    <style:style style:name="T84" style:family="text">
      <style:text-properties style:text-position="0% 100%" fo:font-style="normal" officeooo:rsid="01811bf9" style:font-style-asian="normal" style:font-style-complex="normal"/>
    </style:style>
    <style:style style:name="T85" style:family="text">
      <style:text-properties style:text-position="0% 100%" fo:font-style="normal" officeooo:rsid="0182bda2" style:font-style-asian="normal" style:font-style-complex="normal"/>
    </style:style>
    <style:style style:name="T86" style:family="text">
      <style:text-properties style:text-position="0% 100%" fo:font-style="normal" officeooo:rsid="018594d1" style:font-style-asian="normal" style:font-style-complex="normal"/>
    </style:style>
    <style:style style:name="T87" style:family="text">
      <style:text-properties style:text-position="0% 100%" fo:font-style="normal" officeooo:rsid="018723f1" style:font-style-asian="normal" style:font-style-complex="normal"/>
    </style:style>
    <style:style style:name="T88" style:family="text">
      <style:text-properties style:text-position="0% 100%" fo:font-style="normal" officeooo:rsid="0188e4fa" style:font-style-asian="normal" style:font-style-complex="normal"/>
    </style:style>
    <style:style style:name="T89" style:family="text">
      <style:text-properties style:text-position="0% 100%" fo:font-style="normal" officeooo:rsid="01891d96" style:font-style-asian="normal" style:font-style-complex="normal"/>
    </style:style>
    <style:style style:name="T90" style:family="text">
      <style:text-properties style:text-position="0% 100%" fo:font-style="normal" officeooo:rsid="018c23e6" style:font-style-asian="normal" style:font-style-complex="normal"/>
    </style:style>
    <style:style style:name="T91" style:family="text">
      <style:text-properties style:text-position="0% 100%" fo:font-style="normal" officeooo:rsid="018db1f0" style:font-style-asian="normal" style:font-style-complex="normal"/>
    </style:style>
    <style:style style:name="T92" style:family="text">
      <style:text-properties style:text-position="0% 100%" fo:font-style="normal" officeooo:rsid="018e2e5d" style:font-style-asian="normal" style:font-style-complex="normal"/>
    </style:style>
    <style:style style:name="T93" style:family="text">
      <style:text-properties style:text-position="0% 100%" fo:font-style="normal" officeooo:rsid="018e739b" style:font-style-asian="normal" style:font-style-complex="normal"/>
    </style:style>
    <style:style style:name="T94" style:family="text">
      <style:text-properties style:text-position="0% 100%" fo:font-style="normal" officeooo:rsid="018ec581" style:font-style-asian="normal" style:font-style-complex="normal"/>
    </style:style>
    <style:style style:name="T95" style:family="text">
      <style:text-properties style:text-position="0% 100%" fo:font-style="normal" officeooo:rsid="018ef8ac" style:font-style-asian="normal" style:font-style-complex="normal"/>
    </style:style>
    <style:style style:name="T96" style:family="text">
      <style:text-properties style:text-position="0% 100%" fo:font-style="normal" officeooo:rsid="018faa25" style:font-style-asian="normal" style:font-style-complex="normal"/>
    </style:style>
    <style:style style:name="T97" style:family="text">
      <style:text-properties style:text-position="0% 100%" fo:font-style="normal" officeooo:rsid="0197e16f" style:font-style-asian="normal" style:font-style-complex="normal"/>
    </style:style>
    <style:style style:name="T98" style:family="text">
      <style:text-properties style:text-position="0% 100%" fo:font-style="normal" officeooo:rsid="019e4f44" style:font-style-asian="normal" style:font-style-complex="normal"/>
    </style:style>
    <style:style style:name="T99" style:family="text">
      <style:text-properties style:text-position="0% 100%" fo:font-style="normal" officeooo:rsid="019beba1" style:font-style-asian="normal" style:font-style-complex="normal"/>
    </style:style>
    <style:style style:name="T100" style:family="text">
      <style:text-properties style:text-position="0% 100%" fo:font-style="normal" officeooo:rsid="01ae2f36" style:font-style-asian="normal" style:font-style-complex="normal"/>
    </style:style>
    <style:style style:name="T101" style:family="text">
      <style:text-properties style:text-position="0% 100%" fo:font-style="normal" officeooo:rsid="01be2e36" style:font-style-asian="normal" style:font-style-complex="normal"/>
    </style:style>
    <style:style style:name="T102" style:family="text">
      <style:text-properties style:text-position="0% 100%" fo:font-style="normal" officeooo:rsid="01ce3a2c" style:font-style-asian="normal" style:font-style-complex="normal"/>
    </style:style>
    <style:style style:name="T103" style:family="text">
      <style:text-properties style:text-position="0% 100%" fo:font-style="normal" officeooo:rsid="016a3d60" style:font-name-asian="Liberation Serif1" style:font-style-asian="normal" style:font-name-complex="Liberation Serif1" style:font-style-complex="normal"/>
    </style:style>
    <style:style style:name="T104" style:family="text">
      <style:text-properties style:text-position="0% 100%" officeooo:rsid="014e672c"/>
    </style:style>
    <style:style style:name="T105" style:family="text">
      <style:text-properties style:text-position="0% 100%" officeooo:rsid="017f774b"/>
    </style:style>
    <style:style style:name="T106" style:family="text">
      <style:text-properties style:text-position="0% 100%" officeooo:rsid="00908f5a"/>
    </style:style>
    <style:style style:name="T107" style:family="text">
      <style:text-properties style:text-position="0% 100%" officeooo:rsid="0096b114"/>
    </style:style>
    <style:style style:name="T108" style:family="text">
      <style:text-properties style:text-position="0% 100%" officeooo:rsid="0093ddf4"/>
    </style:style>
    <style:style style:name="T109" style:family="text">
      <style:text-properties style:text-position="0% 100%" officeooo:rsid="0142b2b5"/>
    </style:style>
    <style:style style:name="T110" style:family="text">
      <style:text-properties style:text-position="0% 100%" officeooo:rsid="014682a8"/>
    </style:style>
    <style:style style:name="T111" style:family="text">
      <style:text-properties style:text-position="0% 100%" officeooo:rsid="014ac0bf"/>
    </style:style>
    <style:style style:name="T112" style:family="text">
      <style:text-properties style:text-position="0% 100%" officeooo:rsid="01ac3f89"/>
    </style:style>
    <style:style style:name="T113"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14"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15"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16"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17"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18"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19"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20"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21"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22"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123"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124"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125"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126"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127"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128"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129"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130"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131"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132"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133"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134"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135"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136"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137"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138"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139"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140"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141"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142"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143"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144"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145"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146"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147"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148"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149"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150"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151"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152"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153"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154"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155"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156"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157"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158"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159"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160"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161"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162"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163"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164"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165"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166"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167"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168"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169"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170"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171"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172"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173"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174"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175"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176"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177"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178"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179"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180"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181"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182"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183"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184"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185"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186"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187"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188"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189"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190"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191"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192"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193"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194"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195"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196"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197"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198"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199"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00"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01"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02"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03"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04"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05"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06"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07" style:family="text">
      <style:text-properties officeooo:rsid="0096b114"/>
    </style:style>
    <style:style style:name="T208" style:family="text">
      <style:text-properties officeooo:rsid="009a3b02"/>
    </style:style>
    <style:style style:name="T209" style:family="text">
      <style:text-properties officeooo:rsid="009e76a4"/>
    </style:style>
    <style:style style:name="T210" style:family="text">
      <style:text-properties officeooo:rsid="00cf4260"/>
    </style:style>
    <style:style style:name="T211" style:family="text">
      <style:text-properties officeooo:rsid="00d279c4"/>
    </style:style>
    <style:style style:name="T212" style:family="text">
      <style:text-properties officeooo:rsid="00dae729"/>
    </style:style>
    <style:style style:name="T213" style:family="text">
      <style:text-properties fo:font-style="normal" fo:font-weight="normal" style:font-style-asian="normal" style:font-weight-asian="normal"/>
    </style:style>
    <style:style style:name="T214" style:family="text">
      <style:text-properties fo:font-style="normal" fo:font-weight="normal" officeooo:rsid="00de11bf" style:font-style-asian="normal" style:font-weight-asian="normal"/>
    </style:style>
    <style:style style:name="T215" style:family="text">
      <style:text-properties officeooo:rsid="00ea0b67"/>
    </style:style>
    <style:style style:name="T216" style:family="text">
      <style:text-properties officeooo:rsid="00f6beed"/>
    </style:style>
    <style:style style:name="T217" style:family="text">
      <style:text-properties officeooo:rsid="00b3ab21"/>
    </style:style>
    <style:style style:name="T218" style:family="text">
      <style:text-properties officeooo:rsid="00ca8ad8"/>
    </style:style>
    <style:style style:name="T219" style:family="text">
      <style:text-properties officeooo:rsid="01018641"/>
    </style:style>
    <style:style style:name="T220" style:family="text">
      <style:text-properties officeooo:rsid="01063375"/>
    </style:style>
    <style:style style:name="T221" style:family="text">
      <style:text-properties officeooo:rsid="0112018b"/>
    </style:style>
    <style:style style:name="T222" style:family="text">
      <style:text-properties fo:font-style="italic" style:font-style-asian="italic" style:font-style-complex="italic"/>
    </style:style>
    <style:style style:name="T223" style:family="text">
      <style:text-properties fo:font-style="italic" officeooo:rsid="00ea0b67" style:font-style-asian="italic" style:font-style-complex="italic"/>
    </style:style>
    <style:style style:name="T224" style:family="text">
      <style:text-properties fo:font-style="italic" officeooo:rsid="011af56b" style:font-style-asian="italic" style:font-style-complex="italic"/>
    </style:style>
    <style:style style:name="T225" style:family="text">
      <style:text-properties fo:font-style="italic" officeooo:rsid="00547bac" style:font-style-asian="italic" style:font-style-complex="italic"/>
    </style:style>
    <style:style style:name="T226" style:family="text">
      <style:text-properties fo:font-style="italic" officeooo:rsid="01d94619" style:font-style-asian="italic" style:font-style-complex="italic"/>
    </style:style>
    <style:style style:name="T227" style:family="text">
      <style:text-properties fo:font-style="italic" fo:font-weight="bold" style:font-style-asian="italic" style:font-weight-asian="bold" style:font-style-complex="italic" style:font-weight-complex="bold"/>
    </style:style>
    <style:style style:name="T228" style:family="text">
      <style:text-properties fo:font-style="italic" fo:font-weight="bold" officeooo:rsid="02370400" style:font-style-asian="italic" style:font-weight-asian="bold" style:font-style-complex="italic" style:font-weight-complex="bold"/>
    </style:style>
    <style:style style:name="T229" style:family="text">
      <style:text-properties fo:font-style="italic" fo:font-weight="bold" officeooo:rsid="024a5e56" style:font-style-asian="italic" style:font-weight-asian="bold" style:font-style-complex="italic" style:font-weight-complex="bold"/>
    </style:style>
    <style:style style:name="T230" style:family="text">
      <style:text-properties fo:font-style="italic" fo:font-weight="bold" officeooo:rsid="0015772c" style:font-style-asian="italic" style:font-weight-asian="bold" style:font-style-complex="italic" style:font-weight-complex="bold"/>
    </style:style>
    <style:style style:name="T231" style:family="text">
      <style:text-properties fo:font-style="italic" fo:font-weight="bold" officeooo:rsid="02642ad2" style:font-style-asian="italic" style:font-weight-asian="bold" style:font-style-complex="italic" style:font-weight-complex="bold"/>
    </style:style>
    <style:style style:name="T232" style:family="text">
      <style:text-properties fo:font-style="italic" fo:font-weight="bold" officeooo:rsid="02660085" style:font-style-asian="italic" style:font-weight-asian="bold" style:font-style-complex="italic" style:font-weight-complex="bold"/>
    </style:style>
    <style:style style:name="T233" style:family="text">
      <style:text-properties fo:font-style="italic" fo:font-weight="bold" officeooo:rsid="027052b7" style:font-style-asian="italic" style:font-weight-asian="bold" style:font-style-complex="italic" style:font-weight-complex="bold"/>
    </style:style>
    <style:style style:name="T234" style:family="text">
      <style:text-properties fo:font-style="italic" fo:font-weight="bold" officeooo:rsid="027a4aac" style:font-style-asian="italic" style:font-weight-asian="bold" style:font-style-complex="italic" style:font-weight-complex="bold"/>
    </style:style>
    <style:style style:name="T235" style:family="text">
      <style:text-properties fo:font-style="italic" fo:font-weight="bold" officeooo:rsid="02817a9b" style:font-style-asian="italic" style:font-weight-asian="bold" style:font-style-complex="italic" style:font-weight-complex="bold"/>
    </style:style>
    <style:style style:name="T236" style:family="text">
      <style:text-properties fo:font-style="italic" fo:font-weight="bold" officeooo:rsid="0284e5da" style:font-style-asian="italic" style:font-weight-asian="bold" style:font-style-complex="italic" style:font-weight-complex="bold"/>
    </style:style>
    <style:style style:name="T237" style:family="text">
      <style:text-properties fo:font-style="italic" fo:font-weight="bold" officeooo:rsid="029b4c0f" style:font-style-asian="italic" style:font-weight-asian="bold" style:font-style-complex="italic" style:font-weight-complex="bold"/>
    </style:style>
    <style:style style:name="T238" style:family="text">
      <style:text-properties fo:font-style="italic" fo:font-weight="bold" officeooo:rsid="02a1ce27" style:font-style-asian="italic" style:font-weight-asian="bold" style:font-style-complex="italic" style:font-weight-complex="bold"/>
    </style:style>
    <style:style style:name="T239" style:family="text">
      <style:text-properties fo:font-style="italic" fo:font-weight="bold" officeooo:rsid="02b824a7" style:font-style-asian="italic" style:font-weight-asian="bold" style:font-style-complex="italic" style:font-weight-complex="bold"/>
    </style:style>
    <style:style style:name="T240" style:family="text">
      <style:text-properties officeooo:rsid="0122284b"/>
    </style:style>
    <style:style style:name="T241" style:family="text">
      <style:text-properties style:text-position="super 58%"/>
    </style:style>
    <style:style style:name="T242" style:family="text">
      <style:text-properties style:text-position="super 58%" officeooo:rsid="0122284b"/>
    </style:style>
    <style:style style:name="T243" style:family="text">
      <style:text-properties style:text-position="super 58%" officeooo:rsid="01b02718"/>
    </style:style>
    <style:style style:name="T244" style:family="text">
      <style:text-properties style:text-position="super 58%" officeooo:rsid="0045c04f"/>
    </style:style>
    <style:style style:name="T245" style:family="text">
      <style:text-properties style:text-position="super 58%" fo:font-style="normal" officeooo:rsid="01b36dfa" style:font-style-asian="normal" style:font-style-complex="normal"/>
    </style:style>
    <style:style style:name="T246" style:family="text">
      <style:text-properties style:text-position="super 58%" fo:font-style="normal" officeooo:rsid="01b42aa3" style:font-style-asian="normal" style:font-style-complex="normal"/>
    </style:style>
    <style:style style:name="T247" style:family="text">
      <style:text-properties officeooo:rsid="012417e6"/>
    </style:style>
    <style:style style:name="T248" style:family="text">
      <style:text-properties officeooo:rsid="012da4d6"/>
    </style:style>
    <style:style style:name="T249" style:family="text">
      <style:text-properties officeooo:rsid="01314993"/>
    </style:style>
    <style:style style:name="T250" style:family="text">
      <style:text-properties officeooo:rsid="01333ad0"/>
    </style:style>
    <style:style style:name="T251" style:family="text">
      <style:text-properties officeooo:rsid="0134ab78"/>
    </style:style>
    <style:style style:name="T252" style:family="text">
      <style:text-properties officeooo:rsid="0138d81e"/>
    </style:style>
    <style:style style:name="T253" style:family="text">
      <style:text-properties officeooo:rsid="00547bac"/>
    </style:style>
    <style:style style:name="T254" style:family="text">
      <style:text-properties officeooo:rsid="0045c04f"/>
    </style:style>
    <style:style style:name="T255" style:family="text">
      <style:text-properties fo:font-size="12pt" fo:font-weight="normal" officeooo:rsid="0039cc5e" style:font-size-asian="10.5pt" style:font-weight-asian="normal" style:font-size-complex="12pt" style:font-weight-complex="normal"/>
    </style:style>
    <style:style style:name="T256" style:family="text">
      <style:text-properties fo:font-size="12pt" fo:font-weight="normal" officeooo:rsid="0030b529" style:font-size-asian="10.5pt" style:font-weight-asian="normal" style:font-size-complex="12pt" style:font-weight-complex="normal"/>
    </style:style>
    <style:style style:name="T257" style:family="text">
      <style:text-properties fo:font-size="12pt" fo:font-weight="normal" officeooo:rsid="003b30e6" style:font-size-asian="10.5pt" style:font-weight-asian="normal" style:font-size-complex="12pt" style:font-weight-complex="normal"/>
    </style:style>
    <style:style style:name="T258" style:family="text">
      <style:text-properties fo:font-size="12pt" fo:font-weight="normal" officeooo:rsid="009bbc69" style:font-size-asian="10.5pt" style:font-weight-asian="normal" style:font-size-complex="12pt" style:font-weight-complex="normal"/>
    </style:style>
    <style:style style:name="T259" style:family="text">
      <style:text-properties fo:font-size="12pt" fo:font-weight="normal" officeooo:rsid="0079b301" style:font-size-asian="10.5pt" style:font-weight-asian="normal" style:font-size-complex="12pt" style:font-weight-complex="normal"/>
    </style:style>
    <style:style style:name="T260" style:family="text">
      <style:text-properties fo:font-size="12pt" fo:font-weight="normal" officeooo:rsid="007ce016" style:font-size-asian="10.5pt" style:font-weight-asian="normal" style:font-size-complex="12pt" style:font-weight-complex="normal"/>
    </style:style>
    <style:style style:name="T261" style:family="text">
      <style:text-properties fo:font-size="12pt" fo:font-weight="normal" officeooo:rsid="007cf799" style:font-size-asian="10.5pt" style:font-weight-asian="normal" style:font-size-complex="12pt" style:font-weight-complex="normal"/>
    </style:style>
    <style:style style:name="T262" style:family="text">
      <style:text-properties fo:font-size="12pt" fo:font-weight="normal" officeooo:rsid="007ec470" style:font-size-asian="10.5pt" style:font-weight-asian="normal" style:font-size-complex="12pt" style:font-weight-complex="normal"/>
    </style:style>
    <style:style style:name="T263" style:family="text">
      <style:text-properties fo:font-size="12pt" fo:font-weight="normal" officeooo:rsid="0080939a" style:font-size-asian="10.5pt" style:font-weight-asian="normal" style:font-size-complex="12pt" style:font-weight-complex="normal"/>
    </style:style>
    <style:style style:name="T264" style:family="text">
      <style:text-properties fo:font-size="12pt" fo:font-style="italic" officeooo:rsid="021ba8e6" style:font-size-asian="12pt" style:font-style-asian="italic" style:font-size-complex="12pt" style:font-style-complex="italic"/>
    </style:style>
    <style:style style:name="T265" style:family="text">
      <style:text-properties fo:font-size="12pt" style:font-size-asian="12pt" style:font-size-complex="12pt"/>
    </style:style>
    <style:style style:name="T266" style:family="text">
      <style:text-properties fo:font-size="12pt" officeooo:rsid="01fcd549" style:font-size-asian="12pt" style:font-size-complex="12pt"/>
    </style:style>
    <style:style style:name="T267" style:family="text">
      <style:text-properties fo:font-size="12pt" officeooo:rsid="01fed11f" style:font-size-asian="12pt" style:font-size-complex="12pt"/>
    </style:style>
    <style:style style:name="T268" style:family="text">
      <style:text-properties fo:font-size="12pt" officeooo:rsid="021ba8e6" style:font-size-asian="12pt" style:font-size-complex="12pt"/>
    </style:style>
    <style:style style:name="T269" style:family="text">
      <style:text-properties fo:font-size="12pt" fo:font-style="normal" style:font-size-asian="12pt" style:font-style-asian="normal" style:font-size-complex="12pt" style:font-style-complex="normal"/>
    </style:style>
    <style:style style:name="T270" style:family="text">
      <style:text-properties fo:font-size="12pt" fo:font-style="normal" officeooo:rsid="021ba8e6" style:font-size-asian="12pt" style:font-style-asian="normal" style:font-size-complex="12pt" style:font-style-complex="normal"/>
    </style:style>
    <style:style style:name="T271" style:family="text">
      <style:text-properties officeooo:rsid="003dc617"/>
    </style:style>
    <style:style style:name="T272" style:family="text">
      <style:text-properties officeooo:rsid="00443df5"/>
    </style:style>
    <style:style style:name="T273" style:family="text">
      <style:text-properties officeooo:rsid="007ec470"/>
    </style:style>
    <style:style style:name="T274" style:family="text">
      <style:text-properties officeooo:rsid="00825465"/>
    </style:style>
    <style:style style:name="T275" style:family="text">
      <style:text-properties officeooo:rsid="008ab1cb"/>
    </style:style>
    <style:style style:name="T276" style:family="text">
      <style:text-properties officeooo:rsid="00b929ae"/>
    </style:style>
    <style:style style:name="T277" style:family="text">
      <style:text-properties style:font-name="Times New Roman" officeooo:rsid="0045c04f"/>
    </style:style>
    <style:style style:name="T278" style:family="text">
      <style:text-properties style:font-name="Times New Roman" fo:font-size="12pt" fo:font-style="italic" style:font-size-asian="12pt" style:font-style-asian="italic" style:font-size-complex="12pt" style:font-style-complex="italic"/>
    </style:style>
    <style:style style:name="T279" style:family="text">
      <style:text-properties style:font-name="Times New Roman" fo:font-size="12pt" fo:font-style="italic" officeooo:rsid="01fcd549" style:font-size-asian="12pt" style:font-style-asian="italic" style:font-size-complex="12pt" style:font-style-complex="italic"/>
    </style:style>
    <style:style style:name="T280" style:family="text">
      <style:text-properties style:font-name="Times New Roman" fo:font-size="12pt" officeooo:rsid="01fcd549" style:font-size-asian="12pt" style:font-size-complex="12pt"/>
    </style:style>
    <style:style style:name="T281" style:family="text">
      <style:text-properties officeooo:rsid="0227ff09"/>
    </style:style>
    <style:style style:name="T282" style:family="text">
      <style:text-properties officeooo:rsid="02343140"/>
    </style:style>
    <style:style style:name="T283" style:family="text">
      <style:text-properties officeooo:rsid="02370400"/>
    </style:style>
    <style:style style:name="T284" style:family="text">
      <style:text-properties officeooo:rsid="0247f439"/>
    </style:style>
    <style:style style:name="T285" style:family="text">
      <style:text-properties officeooo:rsid="024a5e56"/>
    </style:style>
    <style:style style:name="T286" style:family="text">
      <style:text-properties fo:font-weight="bold" officeooo:rsid="02370400" style:font-weight-asian="bold" style:font-weight-complex="bold"/>
    </style:style>
    <style:style style:name="T287" style:family="text">
      <style:text-properties officeooo:rsid="02660085"/>
    </style:style>
    <style:style style:name="T288" style:family="text">
      <style:text-properties officeooo:rsid="0267c022"/>
    </style:style>
    <style:style style:name="T289" style:family="text">
      <style:text-properties officeooo:rsid="026ce325"/>
    </style:style>
    <style:style style:name="T290" style:family="text">
      <style:text-properties officeooo:rsid="027052b7"/>
    </style:style>
    <style:style style:name="T291" style:family="text">
      <style:text-properties officeooo:rsid="027a4aac"/>
    </style:style>
    <style:style style:name="T292" style:family="text">
      <style:text-properties officeooo:rsid="02817a9b"/>
    </style:style>
    <style:style style:name="T293" style:family="text">
      <style:text-properties officeooo:rsid="0284e5da"/>
    </style:style>
    <style:style style:name="T294" style:family="text">
      <style:text-properties officeooo:rsid="02875585"/>
    </style:style>
    <style:style style:name="T295" style:family="text">
      <style:text-properties officeooo:rsid="0288bdd8"/>
    </style:style>
    <style:style style:name="T296" style:family="text">
      <style:text-properties officeooo:rsid="028de06e"/>
    </style:style>
    <style:style style:name="T297" style:family="text">
      <style:text-properties officeooo:rsid="0299ee97"/>
    </style:style>
    <style:style style:name="T298" style:family="text">
      <style:text-properties officeooo:rsid="029b4c0f"/>
    </style:style>
    <style:style style:name="T299" style:family="text">
      <style:text-properties officeooo:rsid="02a1ce27"/>
    </style:style>
    <style:style style:name="T300" style:family="text">
      <style:text-properties officeooo:rsid="02a2c33e"/>
    </style:style>
    <style:style style:name="T301" style:family="text">
      <style:text-properties officeooo:rsid="02ade630"/>
    </style:style>
    <style:style style:name="T302" style:family="text">
      <style:text-properties officeooo:rsid="02b618a3"/>
    </style:style>
    <style:style style:name="T303" style:family="text">
      <style:text-properties officeooo:rsid="02b824a7"/>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5.8cm, 0cm, 14.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list xml:id="list8656677730169842612" text:style-name="L1">
        <text:list-item>
          <text:p text:style-name="P35">Wstęp</text:p>
          <text:p text:style-name="P37">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37"/>
          <text:p text:style-name="P38">Wzrost dostępnej mocy obliczeniowej oraz spadek jej ceny spowodował, że <text:span text:style-name="T8">wzrosła znacząco złożoność zjawisk, które znajdują się </text:span>. Niestety, dawno minęła już era wykładniczych wzrostów wydajności pojedynczych jednostek obliczeniowych (mowa tu <text:span text:style-name="T4">m.in. </text:span>o rdzeniach CPU). Wzrost wydajności zachodzi teraz już <text:span text:style-name="T5">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p>
          <text:p text:style-name="P39">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39"><text:soft-page-break/><text:span text:style-name="T248">(z ang. Open Computation Library)</text:span>, który ukrywa w znacznym stopniu maszynerię związaną <text:span text:style-name="T6">z</text:span> wydajnym kolejkowaniem zadań za warstwą abstrakcji, która jednocześnie nie jest ograniczająca i pozwala na <text:span text:style-name="T8">łatwe i efektywne</text:span> wykorzystanie szerokiej gamy urządzeń obliczeniowych. <text:span text:style-name="T7">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230">if</text:span><text:span text:style-name="T7">)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40"/>
        </text:list-item>
        <text:list-item>
          <text:p text:style-name="P146">Metoda stabilnych płynów</text:p>
          <text:p text:style-name="P43">Płynem, w fizyce, nazywamy każdą substancję, która wykazuje zdolność do przepływu, tzn. nawet niewielka siła może spowodować względne przemieszczenie się elementów na niego się składających. <text:span text:style-name="T211">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44"/>
          <text:p text:style-name="P44"><draw:frame draw:style-name="fr6"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44"/>
          <text:p text:style-name="P45">Gdzie użyto operatorów o następujących definicjach:</text:p>
          <text:p text:style-name="P45"/>
          <text:p text:style-name="P45"><draw:frame draw:style-name="fr6" draw:name="Object3" text:anchor-type="as-char" svg:y="-1.722cm" svg:width="5.54cm" svg:height="3.293cm" draw:z-index="27"><draw:object xlink:href="./Object 4" xlink:type="simple" xlink:show="embed" xlink:actuate="onLoad"/><draw:image xlink:href="./ObjectReplacements/Object 4" xlink:type="simple" xlink:show="embed" xlink:actuate="onLoad"/></draw:frame></text:p>
          <text:p text:style-name="P45"/>
          <text:p text:style-name="P94">u - pole wektorowe opisujące prędkość cieczy</text:p>
          <text:p text:style-name="P95">p - pole skalarne opisujące ciśnienie cieczy</text:p>
          <text:p text:style-name="P42"><text:span text:style-name="T214">ρ </text:span><text:span text:style-name="T213">- gęstość <text:s/>cieczy</text:span></text:p>
          <text:p text:style-name="P42"><text:span text:style-name="T214">ν</text:span><text:span text:style-name="T213"> - lepkość kinematyczna</text:span></text:p>
          <text:p text:style-name="P41"><text:span text:style-name="T213">f - pole wektorowe opisujące przyspieszenia </text:span><text:span text:style-name="T214">zewnętrzne</text:span></text:p>
          <text:p text:style-name="P96"/>
          <text:p text:style-name="P44">Pierwsze równanie <text:span text:style-name="T17">Naviera-Stokesa </text:span>opisuje zmianę pola wektorowego prędkości w czasie, <text:span text:style-name="T9">zaś d</text:span>rugie równanie opisuje nieściśliwość płynu<text:span text:style-name="T9">(innymi słowy, zachowanie masy)</text:span>. <text:span text:style-name="T18">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są niżej). Na rysunku 2.1 widoczna jest siatka komórek „wewnętrznych”symulacji, nie przedstawione są na nim komórki brzegowe. </text:span></text:p>
          <text:p text:style-name="P46"/>
          <text:p text:style-name="P46"><draw:frame draw:style-name="fr1" draw:name="Obraz1" text:anchor-type="paragraph" svg:x="4.083cm" svg:y="0.079cm" svg:width="7.999cm" svg:height="7.819cm" draw:z-index="1"><draw:image xlink:href="Pictures/100000000000019000000187E4134E2676EDB91C.jpg" xlink:type="simple" xlink:show="embed" xlink:actuate="onLoad"/></draw:frame><text:soft-page-break/></text:p>
          <text:p text:style-name="P47"/>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4"><text:tab/><text:span text:style-name="T254">Rys. 2.1 dyskretyzacja przestrzeni symulacji</text:span><text:span text:style-name="T244">[2]</text:span></text:p>
      <text:p text:style-name="P15"/>
      <text:list xml:id="list230729018827352" text:continue-numbering="true" text:style-name="L1">
        <text:list-header>
          <text:p text:style-name="P97"><text:span text:style-name="T255">W każdej chwili czasu </text:span><text:span text:style-name="T256">δ</text:span><text:span text:style-name="T255">t </text:span><text:span text:style-name="T257">aplikowane są następujące kroki symulacji:</text:span></text:p>
          <text:list>
            <text:list-item>
              <text:p text:style-name="P48">Dodanie przyspieszeń spowodowanych siłami <text:span text:style-name="T19">zewnętrznymi</text:span></text:p>
            </text:list-item>
            <text:list-item>
              <text:p text:style-name="P48">Adwekcja(unoszenie) prędkości</text:p>
            </text:list-item>
            <text:list-item>
              <text:p text:style-name="P48">Dyfuzja prędkości</text:p>
            </text:list-item>
            <text:list-item>
              <text:p text:style-name="P48">Zastosowanie operatora rzutowania</text:p>
            </text:list-item>
            <text:list-item>
              <text:p text:style-name="P48">Aplikacja warunków brzegowych pola wektorowego u</text:p>
            </text:list-item>
          </text:list>
        </text:list-header>
      </text:list>
      <text:p text:style-name="P16"/>
      <text:list xml:id="list230728224814475" text:continue-numbering="true" text:style-name="L1">
        <text:list-header>
          <text:p text:style-name="P49">Oprócz tych podstawowych kroków, w mojej implementacji symulacji wykonywanych jest także kilka dodatkowych etapów. Ich opis znajduje się w rozdziale poświęconym implementacji. <text:span text:style-name="T271">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50"/>
          <text:p text:style-name="P50"><draw:frame draw:style-name="fr6" draw:name="Object4" text:anchor-type="as-char" svg:y="-0.386cm" svg:width="7.193cm" svg:height="0.51cm" draw:z-index="28"><draw:object xlink:href="./Object 5" xlink:type="simple" xlink:show="embed" xlink:actuate="onLoad"/><draw:image xlink:href="./ObjectReplacements/Object 5" xlink:type="simple" xlink:show="embed" xlink:actuate="onLoad"/></draw:frame></text:p>
          <text:p text:style-name="P50"/>
          <text:p text:style-name="P50">Gdy mowa o adwekcji cząstek płynu, wielkością poddawaną tej operacji jest u (q=u).</text:p>
          <text:p text:style-name="P51">Rys. 2.2 ilustruje przebieg adwekcji w czasie.</text:p>
        </text:list-header>
      </text:list>
      <text:p text:style-name="P17"/>
      <text:p text:style-name="P18"><draw:frame draw:style-name="fr2" draw:name="Obraz2" text:anchor-type="paragraph" svg:x="3.623cm" svg:y="0cm" svg:width="9.285cm" svg:height="5.766cm" draw:z-index="2"><draw:image xlink:href="Pictures/100002010000015F000000DA62196F07B9443672.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9"/>
      <text:p text:style-name="P20"><text:span text:style-name="T272">R</text:span>ys. 2.2 Adwekcja<text:span text:style-name="T243">[1]</text:span></text:p>
      <text:p text:style-name="P21"/>
      <text:list xml:id="list230728507804448" text:continue-numbering="true" text:style-name="L1">
        <text:list-header>
          <text:p text:style-name="P52">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10">Polega ona zastosowaniu interpolacji linearnej 3-krotnie – 2-krotnie w kierunku x oraz raz w kierunku y. Zakładając, że dane są punky (x</text:span><text:span text:style-name="T13">1</text:span><text:span text:style-name="T10">, y</text:span><text:span text:style-name="T13">2</text:span><text:span text:style-name="T10">) i (x</text:span><text:span text:style-name="T12">1</text:span><text:span text:style-name="T10">, y</text:span><text:span text:style-name="T13">2</text:span><text:span text:style-name="T10">) interpolacja linearna dana jest następującym wzorem:</text:span></text:p>
          <text:p text:style-name="P52"/>
          <text:p text:style-name="P52"><draw:frame draw:style-name="fr6"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52"/>
          <text:p text:style-name="P54">Interpolacja bilinearna jest, tak jak wspomniane to zostało wyżej, złożeniem interpolacji <text:span text:style-name="T14">linearnej </text:span>wzdłuż osi x i osi y, <text:span text:style-name="T15">zatem jest ona określona w następujący sposób</text:span>:</text:p>
          <text:p text:style-name="P54"/>
          <text:p text:style-name="P54"><draw:frame draw:style-name="fr6" draw:name="Obiekt5" text:anchor-type="as-char" svg:y="-1.155cm" svg:width="2.452cm" svg:height="2.224cm" draw:z-index="29"><draw:object xlink:href="./Object 31" xlink:type="simple" xlink:show="embed" xlink:actuate="onLoad"/><draw:image xlink:href="./ObjectReplacements/Object 31" xlink:type="simple" xlink:show="embed" xlink:actuate="onLoad"/></draw:frame></text:p>
          <text:p text:style-name="P54"/>
          <text:p text:style-name="P54"><draw:frame draw:style-name="fr6" draw:name="Object2" text:anchor-type="as-char" svg:y="-1.169cm" svg:width="9.874cm" svg:height="2.252cm" draw:z-index="30"><draw:object xlink:href="./Object 3" xlink:type="simple" xlink:show="embed" xlink:actuate="onLoad"/><draw:image xlink:href="./ObjectReplacements/Object 3" xlink:type="simple" xlink:show="embed" xlink:actuate="onLoad"/><svg:desc>formula</svg:desc></draw:frame></text:p>
          <text:p text:style-name="P53"/>
          <text:p text:style-name="P55">Gdzie u to interpolowana wielkość, a u<text:span text:style-name="T11">11</text:span>, u<text:span text:style-name="T11">12</text:span>, u<text:span text:style-name="T11">21</text:span>, u<text:span text:style-name="T11">22</text:span> to znane wartości. <text:span text:style-name="T16">W tej pracy są to wartości sąsiednich komórek symulacji. </text:span></text:p>
          <text:p text:style-name="P55"/>
        </text:list-header>
      </text:list>
      <text:p text:style-name="P22"/>
      <text:p text:style-name="P22"/>
      <text:p text:style-name="P22"/>
      <text:p text:style-name="P22"/>
      <text:p text:style-name="P22"><draw:frame draw:style-name="fr2" draw:name="Image1" text:anchor-type="paragraph" svg:x="4.533cm" svg:y="0.236cm" svg:width="7.999cm" svg:height="7.549cm" draw:z-index="4"><draw:image xlink:href="Pictures/10003CAD000023D4000021D869123AF899ACC566.svg" xlink:type="simple" xlink:show="embed" xlink:actuate="onLoad"/><draw:image xlink:href="Pictures/100002010000015B00000147D90195E3D7BBD337.png" xlink:type="simple" xlink:show="embed" xlink:actuate="onLoad"/><svg:title>10003CAD000023D4000021D869123AF899ACC566.svg</svg:title><svg:desc> METADATA 1.0
</svg:desc></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ext:list xml:id="list230729483825041" text:continue-numbering="true" text:style-name="L1">
        <text:list-header>
          <text:p text:style-name="P56">Rys. 2.3 Interpolacja bilinearna</text:p>
        </text:list-header>
      </text:list>
      <text:p text:style-name="P22"/>
      <text:list xml:id="list230728775856085" text:continue-numbering="true" text:style-name="L1">
        <text:list-header>
          <text:p text:style-name="P57">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p text:style-name="P58"/>
          <text:p text:style-name="P58"><draw:frame draw:style-name="fr6"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58"/>
          <text:p text:style-name="P59">Dowód poprawności tego rozkładu pola wektorowego w znajduje się w </text:p>
          <text:p text:style-name="P98"><text:span text:style-name="T258">„</text:span>A Mathematical Introduction to Fluid Mechanics<text:span text:style-name="T258">” Chorin, Marsden. </text:span><text:span text:style-name="T259">W</text:span><text:span text:style-name="T260">yznaczenie u z tego równania opisuje sposób uzyskania ostatecznej wartości prędkości </text:span><text:span text:style-name="T261">płynu</text:span><text:span text:style-name="T260"> po zastosowaniu operatorów sił,adwekcji i dyfuzji. </text:span><text:span text:style-name="T261">Jednakże niezbędne jest w tym celu wyznaczenie pola skalarnego p, opisującego ciśnienie, wywołane prędkością przepływu płynu w. </text:span><text:span text:style-name="T262">Po </text:span><text:span text:style-name="T263">obustronnym </text:span><text:span text:style-name="T262">zastosowaniu operatora dywergencji do powyższego równania otrzymujemy:</text:span></text:p>
          <text:p text:style-name="P60"/>
          <text:p text:style-name="P60"><draw:frame draw:style-name="fr6" draw:name="Object7" text:anchor-type="as-char" svg:y="-0.827cm" svg:width="3.692cm" svg:height="1.505cm" draw:z-index="6"><draw:object xlink:href="./Object 8" xlink:type="simple" xlink:show="embed" xlink:actuate="onLoad"/><draw:image xlink:href="./ObjectReplacements/Object 8" xlink:type="simple" xlink:show="embed" xlink:actuate="onLoad"/></draw:frame></text:p>
          <text:p text:style-name="P60"><text:soft-page-break/></text:p>
          <text:p text:style-name="P60"><text:span text:style-name="T273">O</text:span>trzymane równanie różniczkowe nazywane jest równaniem Poissona. <text:span text:style-name="T274">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p text:style-name="P61"/>
          <text:p text:style-name="P61"><draw:frame draw:style-name="fr6" draw:name="Object6" text:anchor-type="as-char" svg:y="-0.577cm" svg:width="1.711cm" svg:height="1.034cm" draw:z-index="7"><draw:object xlink:href="./Object 7" xlink:type="simple" xlink:show="embed" xlink:actuate="onLoad"/><draw:image xlink:href="./ObjectReplacements/Object 7" xlink:type="simple" xlink:show="embed" xlink:actuate="onLoad"/></draw:frame></text:p>
          <text:p text:style-name="P61"/>
          <text:p text:style-name="P62">Po obustronnym zastosowaniu tego operatora do 1. równania Naviera-Stokesa otrzymamy:</text:p>
          <text:p text:style-name="P62"/>
          <text:p text:style-name="P62"><draw:frame draw:style-name="fr6" draw:name="Object8" text:anchor-type="as-char" svg:y="-1.894cm" svg:width="7.301cm" svg:height="3.637cm" draw:z-index="8"><draw:object xlink:href="./Object 9" xlink:type="simple" xlink:show="embed" xlink:actuate="onLoad"/><draw:image xlink:href="./ObjectReplacements/Object 9" xlink:type="simple" xlink:show="embed" xlink:actuate="onLoad"/></draw:frame></text:p>
          <text:p text:style-name="P62"/>
          <text:p text:style-name="P63">Ostatnie równanie opisuje w jaki sposób można podzielić każdy krok czasowy symulacji, <text:span text:style-name="T275">a dokładniej mówi nam, że możemy rozdzielić wyznaczanie wartości w i p.</text:span></text:p>
          <text:p text:style-name="P64"><text:s text:c="2"/></text:p>
          <text:p text:style-name="P65"><text:span text:style-name="T275">W </text:span>przedstawionej metodzie symulacji przepływu płynu występują 2 równania Poissona – wspomniane wcześniej równanie służące do wyznaczenia ciśnienia, oraz równanie dyfuzji prędkości:</text:p>
          <text:p text:style-name="P65"/>
          <text:p text:style-name="P65"><draw:frame draw:style-name="fr6" draw:name="Object9" text:anchor-type="as-char" svg:y="-0.684cm" svg:width="2.99cm" svg:height="1.065cm" draw:z-index="9"><draw:object xlink:href="./Object 10" xlink:type="simple" xlink:show="embed" xlink:actuate="onLoad"/><draw:image xlink:href="./ObjectReplacements/Object 10" xlink:type="simple" xlink:show="embed" xlink:actuate="onLoad"/><svg:desc>formula</svg:desc></draw:frame></text:p>
          <text:p text:style-name="P65"/>
          <text:p text:style-name="P66">Gdzie w<text:span text:style-name="T11">dyfuzji </text:span><text:span text:style-name="T20">to składnik pola wektorowego w opisujący dyfuzję prędkości, czyli efekt spowodowany zjawiskiem lepkości cieczy. </text:span><text:span text:style-name="T106">Rozwiązywanie tego równania w tej postaci powoduje dosyć dużą niestabilność, przy dużych wartościach lepkości. J. Stam zaproponował rozwiązywanie </text:span><text:span text:style-name="T107">tego równania</text:span><text:span text:style-name="T106"> w następującej postaci, </text:span><text:span text:style-name="T108">w celu zapewnienia stabilności</text:span><text:span text:style-name="T106">:</text:span></text:p>
          <text:p text:style-name="P106"/>
          <text:p text:style-name="P67"><draw:frame draw:style-name="fr6" draw:name="Object10" text:anchor-type="as-char" svg:y="-0.439cm" svg:width="4.226cm" svg:height="0.594cm" draw:z-index="10"><draw:object xlink:href="./Object 11" xlink:type="simple" xlink:show="embed" xlink:actuate="onLoad"/><draw:image xlink:href="./ObjectReplacements/Object 11" xlink:type="simple" xlink:show="embed" xlink:actuate="onLoad"/></draw:frame></text:p>
          <text:p text:style-name="P67"/>
          <text:p text:style-name="P68">Istnieje wiele metod numerycznego rozwiązywania równań Poissona. Ze względów praktycznych, opisanych w ro<text:span text:style-name="T208">z</text:span>dziale dotyczącym implementacji, zdecydowałem <text:span text:style-name="T207">się </text:span>użyć w tej pracy metody Jacobiego. <text:span text:style-name="T209">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p text:style-name="P68"/>
          <text:p text:style-name="P68"><text:soft-page-break/><draw:frame draw:style-name="fr6" draw:name="Object11" text:anchor-type="as-char" svg:y="-1.147cm" svg:width="6.269cm" svg:height="2.143cm" draw:z-index="11"><draw:object xlink:href="./Object 12" xlink:type="simple" xlink:show="embed" xlink:actuate="onLoad"/><draw:image xlink:href="./ObjectReplacements/Object 12" xlink:type="simple" xlink:show="embed" xlink:actuate="onLoad"/></draw:frame></text:p>
          <text:p text:style-name="P68"><draw:frame draw:style-name="fr6" draw:name="Object13" text:anchor-type="as-char" svg:y="-0.437cm" svg:width="2.327cm" svg:height="0.529cm" draw:z-index="12"><draw:object xlink:href="./Object 14" xlink:type="simple" xlink:show="embed" xlink:actuate="onLoad"/><draw:image xlink:href="./ObjectReplacements/Object 14" xlink:type="simple" xlink:show="embed" xlink:actuate="onLoad"/></draw:frame></text:p>
          <text:p text:style-name="P68"><draw:frame draw:style-name="fr6" draw:name="Object12" text:anchor-type="as-char" svg:y="-0.684cm" svg:width="8.317cm" svg:height="1.154cm" draw:z-index="13"><draw:object xlink:href="./Object 13" xlink:type="simple" xlink:show="embed" xlink:actuate="onLoad"/><draw:image xlink:href="./ObjectReplacements/Object 13" xlink:type="simple" xlink:show="embed" xlink:actuate="onLoad"/></draw:frame></text:p>
          <text:p text:style-name="P68"><draw:frame draw:style-name="fr6" draw:name="Object15" text:anchor-type="as-char" svg:y="-0.377cm" svg:width="1.579cm" svg:height="0.467cm" draw:z-index="14"><draw:object xlink:href="./Object 16" xlink:type="simple" xlink:show="embed" xlink:actuate="onLoad"/><draw:image xlink:href="./ObjectReplacements/Object 16" xlink:type="simple" xlink:show="embed" xlink:actuate="onLoad"/></draw:frame></text:p>
          <text:p text:style-name="P68"><draw:frame draw:style-name="fr6" draw:name="Object14" text:anchor-type="as-char" svg:y="-0.684cm" svg:width="6.826cm" svg:height="1.154cm" draw:z-index="15"><draw:object xlink:href="./Object 15" xlink:type="simple" xlink:show="embed" xlink:actuate="onLoad"/><draw:image xlink:href="./ObjectReplacements/Object 15" xlink:type="simple" xlink:show="embed" xlink:actuate="onLoad"/></draw:frame></text:p>
          <text:p text:style-name="P68"/>
          <text:p text:style-name="P69">Korzystając z ostatniego równania, możemy sformułować ogólne równanie opisujące rozwiązywanie równań Poissona za pomocą metody Jacobiego:</text:p>
          <text:p text:style-name="P69"/>
          <text:p text:style-name="P69"><draw:frame draw:style-name="fr6" draw:name="Object16" text:anchor-type="as-char" svg:y="-0.746cm" svg:width="6.526cm" svg:height="1.074cm" draw:z-index="16"><draw:object xlink:href="./Object 17" xlink:type="simple" xlink:show="embed" xlink:actuate="onLoad"/><draw:image xlink:href="./ObjectReplacements/Object 17" xlink:type="simple" xlink:show="embed" xlink:actuate="onLoad"/></draw:frame></text:p>
          <text:p text:style-name="P69"/>
          <text:p text:style-name="P70">Gdzie k to numer iteracji metody, <text:span text:style-name="T240">a x</text:span><text:span text:style-name="T242">k</text:span><text:span text:style-name="T240"> to wartość x w k-tej iteracji. Metody Jacobiego. Dla równania opisującego ciśnienie x, b, α, β mają następujące wartości:</text:span></text:p>
          <text:p text:style-name="P71"/>
          <text:p text:style-name="P71"><draw:frame draw:style-name="fr6" draw:name="Object19" text:anchor-type="as-char" svg:y="-0.377cm" svg:width="1.051cm" svg:height="0.467cm" draw:z-index="17"><draw:object xlink:href="./Object 20" xlink:type="simple" xlink:show="embed" xlink:actuate="onLoad"/><draw:image xlink:href="./ObjectReplacements/Object 20" xlink:type="simple" xlink:show="embed" xlink:actuate="onLoad"/></draw:frame></text:p>
          <text:p text:style-name="P71"><draw:frame draw:style-name="fr6" draw:name="Object20" text:anchor-type="as-char" svg:y="-0.377cm" svg:width="1.626cm" svg:height="0.467cm" draw:z-index="18"><draw:object xlink:href="./Object 21" xlink:type="simple" xlink:show="embed" xlink:actuate="onLoad"/><draw:image xlink:href="./ObjectReplacements/Object 21" xlink:type="simple" xlink:show="embed" xlink:actuate="onLoad"/></draw:frame></text:p>
          <text:p text:style-name="P71"><draw:frame draw:style-name="fr6" draw:name="Object21" text:anchor-type="as-char" svg:y="-0.437cm" svg:width="2.062cm" svg:height="0.559cm" draw:z-index="31"><draw:object xlink:href="./Object 22" xlink:type="simple" xlink:show="embed" xlink:actuate="onLoad"/><draw:image xlink:href="./ObjectReplacements/Object 22" xlink:type="simple" xlink:show="embed" xlink:actuate="onLoad"/></draw:frame></text:p>
          <text:p text:style-name="P70"><draw:frame draw:style-name="fr6" draw:name="Object18" text:anchor-type="as-char" svg:y="-0.377cm" svg:width="1.027cm" svg:height="0.483cm" draw:z-index="32"><draw:object xlink:href="./Object 19" xlink:type="simple" xlink:show="embed" xlink:actuate="onLoad"/><draw:image xlink:href="./ObjectReplacements/Object 19" xlink:type="simple" xlink:show="embed" xlink:actuate="onLoad"/></draw:frame></text:p>
          <text:p text:style-name="P70"/>
          <text:p text:style-name="P71">Natomiast w równaniu opisującym dyfuzję prędkości:</text:p>
          <text:p text:style-name="P71"/>
          <text:p text:style-name="P71"><draw:frame draw:style-name="fr6" draw:name="Object17" text:anchor-type="as-char" svg:y="-0.377cm" svg:width="1.582cm" svg:height="0.469cm" draw:z-index="33"><draw:object xlink:href="./Object 18" xlink:type="simple" xlink:show="embed" xlink:actuate="onLoad"/><draw:image xlink:href="./ObjectReplacements/Object 18" xlink:type="simple" xlink:show="embed" xlink:actuate="onLoad"/></draw:frame></text:p>
          <text:p text:style-name="P72"><draw:frame draw:style-name="fr6" draw:name="Object22" text:anchor-type="as-char" svg:y="-0.711cm" svg:width="1.836cm" svg:height="1.088cm" draw:z-index="34"><draw:object xlink:href="./Object 23" xlink:type="simple" xlink:show="embed" xlink:actuate="onLoad"/><draw:image xlink:href="./ObjectReplacements/Object 23" xlink:type="simple" xlink:show="embed" xlink:actuate="onLoad"/></draw:frame></text:p>
          <text:p text:style-name="P72"><draw:frame draw:style-name="fr6" draw:name="Object23" text:anchor-type="as-char" svg:y="-0.377cm" svg:width="1.6cm" svg:height="0.485cm" draw:z-index="35"><draw:object xlink:href="./Object 24" xlink:type="simple" xlink:show="embed" xlink:actuate="onLoad"/><draw:image xlink:href="./ObjectReplacements/Object 24" xlink:type="simple" xlink:show="embed" xlink:actuate="onLoad"/></draw:frame></text:p>
          <text:p text:style-name="P72"/>
          <text:p text:style-name="P73"><text:span text:style-name="T217">Z</text:span>definiowanie metody Jacobiego w ten sposób (tzn. z użyciem współczynników) ułatwia późniejsze zaimplementowanie jej dla obydwu równań Poissona. <text:span text:style-name="T218">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73"/>
          <text:p text:style-name="P73"><draw:frame draw:style-name="fr6" draw:name="Obiekt6" text:anchor-type="as-char" svg:y="-0.619cm" svg:width="1.767cm" svg:height="0.998cm" draw:z-index="36"><draw:object xlink:href="./Object 32" xlink:type="simple" xlink:show="embed" xlink:actuate="onLoad"/><draw:image xlink:href="./ObjectReplacements/Object 32" xlink:type="simple" xlink:show="embed" xlink:actuate="onLoad"/></draw:frame></text:p>
          <text:p text:style-name="P73"/>
          <text:p text:style-name="P75">Zakładamy, że siła <text:span text:style-name="T219">zewnętrzna </text:span>F nie zmienia się w sposób znaczący w ramach jednego kroku czasowego symulacji. <text:span text:style-name="T220">δm reprezenuje masę elementu(cząstki) płynu.</text:span></text:p>
          <text:p text:style-name="P73"><text:span text:style-name="T276">Ostatnią niezbędną operacją symulacji jest aplikacja warunków brzegowych. Zakładamy, że płyn zawarty jest w prostokątnym pojemniku i nie może wypływać poza jego obszar. Ponadto, poprawne rozwiązanie równania opisującego ciśnienie </text:span><text:soft-page-break/><text:span text:style-name="T276">wymaga zerowej pochodnej ciśnienia na granicy przestrzeni symulacji. Przykładowo, dla lewej granicy obszaru symulacji równania opisujące warunki brzegowe wyglądają następująco:</text:span></text:p>
          <text:p text:style-name="P76"/>
          <text:p text:style-name="P76"><draw:frame draw:style-name="fr6" draw:name="Object26" text:anchor-type="as-char" svg:y="-0.377cm" svg:width="1.722cm" svg:height="0.482cm" draw:z-index="37"><draw:object xlink:href="./Object 27" xlink:type="simple" xlink:show="embed" xlink:actuate="onLoad"/><draw:image xlink:href="./ObjectReplacements/Object 27" xlink:type="simple" xlink:show="embed" xlink:actuate="onLoad"/></draw:frame></text:p>
          <text:p text:style-name="P76"><draw:frame draw:style-name="fr6" draw:name="Obiekt2" text:anchor-type="as-char" svg:y="-0.684cm" svg:width="2.251cm" svg:height="1.065cm" draw:z-index="38"><draw:object xlink:href="./Object 28" xlink:type="simple" xlink:show="embed" xlink:actuate="onLoad"/><draw:image xlink:href="./ObjectReplacements/Object 28" xlink:type="simple" xlink:show="embed" xlink:actuate="onLoad"/></draw:frame></text:p>
          <text:p text:style-name="P76"><draw:frame draw:style-name="fr6" draw:name="Obiekt3" text:anchor-type="as-char" svg:y="-0.684cm" svg:width="2.411cm" svg:height="1.062cm" draw:z-index="39"><draw:object xlink:href="./Object 29" xlink:type="simple" xlink:show="embed" xlink:actuate="onLoad"/><draw:image xlink:href="./ObjectReplacements/Object 29" xlink:type="simple" xlink:show="embed" xlink:actuate="onLoad"/></draw:frame></text:p>
          <text:p text:style-name="P76"/>
          <text:p text:style-name="P77">Co można <text:span text:style-name="T210">uprościć do postaci:</text:span></text:p>
          <text:p text:style-name="P77"/>
          <text:p text:style-name="P76"><draw:frame draw:style-name="fr6" draw:name="Object24" text:anchor-type="as-char" svg:y="-0.377cm" svg:width="1.963cm" svg:height="0.533cm" draw:z-index="40"><draw:object xlink:href="./Object 25" xlink:type="simple" xlink:show="embed" xlink:actuate="onLoad"/><draw:image xlink:href="./ObjectReplacements/Object 25" xlink:type="simple" xlink:show="embed" xlink:actuate="onLoad"/></draw:frame></text:p>
          <text:p text:style-name="P74"><draw:frame draw:style-name="fr6" draw:name="Object25" text:anchor-type="as-char" svg:y="-0.377cm" svg:width="1.752cm" svg:height="0.533cm" draw:z-index="41"><draw:object xlink:href="./Object 26" xlink:type="simple" xlink:show="embed" xlink:actuate="onLoad"/><draw:image xlink:href="./ObjectReplacements/Object 26" xlink:type="simple" xlink:show="embed" xlink:actuate="onLoad"/></draw:frame></text:p>
          <text:p text:style-name="P74"/>
          <text:p text:style-name="P78">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12">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78"/>
          <text:p text:style-name="P78"><draw:frame draw:style-name="fr2" draw:name="Obraz3" text:anchor-type="paragraph" svg:x="4.055cm" svg:y="0.291cm" svg:width="7.999cm" svg:height="6.62cm" draw:z-index="26"><draw:image xlink:href="Pictures/10000000000001F40000019EFE7F90FAC50835DF.jpg" xlink:type="simple" xlink:show="embed" xlink:actuate="onLoad"/></draw:frame></text:p>
          <text:p text:style-name="P79"/>
          <text:p text:style-name="P79"/>
        </text:list-header>
      </text:list>
      <text:p text:style-name="P24"/>
      <text:p text:style-name="P24"/>
      <text:p text:style-name="P24"/>
      <text:p text:style-name="P24"/>
      <text:p text:style-name="P24"/>
      <text:p text:style-name="P24"/>
      <text:p text:style-name="P24"/>
      <text:p text:style-name="P24"/>
      <text:p text:style-name="P24"/>
      <text:p text:style-name="P24"/>
      <text:p text:style-name="P25"/>
      <text:p text:style-name="P26"/>
      <text:p text:style-name="P27">Rys. 2.4 <text:span text:style-name="T221">Relacje między wartościami komórek </text:span></text:p>
      <text:p text:style-name="P28">wewnętrznych i brzegowych.<text:span text:style-name="T241">[2]</text:span></text:p>
      <text:list xml:id="list230729131051747" text:continue-numbering="true" text:style-name="L1">
        <text:list-header>
          <text:p text:style-name="P80"/>
          <text:p text:style-name="P80"/>
        </text:list-header>
      </text:list>
      <text:p text:style-name="P26"/>
      <text:p text:style-name="P26"><text:soft-page-break/></text:p>
      <text:list xml:id="list230728213608793" text:continue-numbering="true" text:style-name="L1">
        <text:list-item>
          <text:p text:style-name="P36">Rozszerzenia metody stabilnych płynów.</text:p>
          <text:p text:style-name="P81">Metodę symulacji przepływu płynu opisaną w poprzednim rozdziale można poszerzyć o kilka dodatkowych kroków umożliwiających wizualizację przepływu i obserwację zjawisk, których nie można zaobserwować w podstawowej wersji. <text:span text:style-name="T215">Pierwszym takim rozszerzeniem jest adwekcja dodatkowego pola skalarnego d (z ang. </text:span><text:span text:style-name="T223">dye</text:span><text:span text:style-name="T224">)</text:span><text:span text:style-name="T215">,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81"/>
          <text:p text:style-name="P81"><draw:frame draw:style-name="fr6" draw:name="Obiekt4" text:anchor-type="as-char" svg:y="-0.619cm" svg:width="4.738cm" svg:height="0.998cm" draw:z-index="25"><draw:object xlink:href="./Object 30" xlink:type="simple" xlink:show="embed" xlink:actuate="onLoad"/><draw:image xlink:href="./ObjectReplacements/Object 30" xlink:type="simple" xlink:show="embed" xlink:actuate="onLoad"/></draw:frame></text:p>
          <text:p text:style-name="P81"/>
          <text:p text:style-name="P82">Jak widać, barwnik podlega zjawiskom adwekcji i dyfuzji. S oznacza rozproszenie (zanik) barwnika, <text:span text:style-name="T216">zazwyczaj zakłada się, że rozproszenie jest stałe w czasie. Adwekcję barwnika można zdyskretyzować w sposób identyczny jak adwekcję prędkości w poprzednim rozdziale, co przedstawia poniższe równanie:</text:span></text:p>
          <text:p text:style-name="P82"/>
          <text:p text:style-name="P82"><draw:frame draw:style-name="fr6" draw:name="Obiekt7" text:anchor-type="as-char" svg:y="-0.386cm" svg:width="7.218cm" svg:height="0.51cm" draw:z-index="21"><draw:object xlink:href="./Object 33" xlink:type="simple" xlink:show="embed" xlink:actuate="onLoad"/><draw:image xlink:href="./ObjectReplacements/Object 33" xlink:type="simple" xlink:show="embed" xlink:actuate="onLoad"/><svg:desc>formuła</svg:desc></draw:frame></text:p>
          <text:p text:style-name="P82"/>
          <text:p text:style-name="P83">Natomiast dyfuzję barwnika wyznaczamy analogicznie do dyfuzji prędkości, rozwiązując równanie Poissona metodą Jacobiego.</text:p>
          <text:p text:style-name="P84">Kolejnym rozszerzeniem, które można dodać do symulacji jest impuls<text:span text:style-name="T247">(siła) o rozkładzie</text:span> gaussowski<text:span text:style-name="T247">m</text:span>. Dzięki niemu można osiągnąć efekt „przeciągnięcia” podłużnego obiektu w cieczy, co szczególnie przydaje się przy implementowaniu części interaktywnej symulacji. <text:span text:style-name="T247">Impuls ten opisany jest następującym równaniem:</text:span></text:p>
          <text:p text:style-name="P84"/>
          <text:p text:style-name="P84"><draw:frame draw:style-name="fr6" draw:name="Obiekt8" text:anchor-type="as-char" svg:y="-0.744cm" svg:width="5.77cm" svg:height="1.184cm" draw:z-index="42"><draw:object xlink:href="./Object 34" xlink:type="simple" xlink:show="embed" xlink:actuate="onLoad"/><draw:image xlink:href="./ObjectReplacements/Object 34" xlink:type="simple" xlink:show="embed" xlink:actuate="onLoad"/></draw:frame></text:p>
          <text:p text:style-name="P84"/>
          <text:p text:style-name="P85">Gdzie F to stały współczynnik wektorowy określający kierunek i wartość siły w punkcie <text:span text:style-name="T249">przyłożenia omawianego impulsu </text:span>(x<text:span text:style-name="T11">p</text:span>, y<text:span text:style-name="T11">p</text:span>). <text:span text:style-name="T250">r określa zasięg impulsu.</text:span></text:p>
          <text:p text:style-name="P86">Dyskretyzacja przepływu płynu powoduje tłumienie (numeryczne) wielkości zwanej wirowością, określającą tendencję płynu do „skręcania”. <text:span text:style-name="T251">Utraconą wirowość można odzyskać, poprzez zastosowanie techniki zwanej „vorticity confinement”. Polega ona na wstępnym obliczeniu wirowości płynu z jej definicji:</text:span></text:p>
          <text:p text:style-name="P86"/>
          <text:p text:style-name="P86"><draw:frame draw:style-name="fr6" draw:name="Obiekt9" text:anchor-type="as-char" svg:y="-0.377cm" svg:width="1.827cm" svg:height="0.467cm" draw:z-index="43"><draw:object xlink:href="./Object 35" xlink:type="simple" xlink:show="embed" xlink:actuate="onLoad"/><draw:image xlink:href="./ObjectReplacements/Object 35" xlink:type="simple" xlink:show="embed" xlink:actuate="onLoad"/></draw:frame></text:p>
          <text:p text:style-name="P86"/>
          <text:p text:style-name="P87">Następnie obliczamy znormalizowane pole wektorowe <text:span text:style-name="T252">Ψ </text:span>na podstawie gradientu wirowości:</text:p>
          <text:p text:style-name="P87"/>
          <text:p text:style-name="P87"><draw:frame draw:style-name="fr6" draw:name="Obiekt10" text:anchor-type="as-char" svg:y="-0.473cm" svg:width="1.409cm" svg:height="0.707cm" draw:z-index="44"><draw:object xlink:href="./Object 36" xlink:type="simple" xlink:show="embed" xlink:actuate="onLoad"/><draw:image xlink:href="./ObjectReplacements/Object 36" xlink:type="simple" xlink:show="embed" xlink:actuate="onLoad"/></draw:frame></text:p>
          <text:p text:style-name="P87"><draw:frame draw:style-name="fr6" draw:name="Obiekt11" text:anchor-type="as-char" svg:y="-0.36cm" svg:width="1.734cm" svg:height="0.466cm" draw:z-index="45"><draw:object xlink:href="./Object 37" xlink:type="simple" xlink:show="embed" xlink:actuate="onLoad"/><draw:image xlink:href="./ObjectReplacements/Object 37" xlink:type="simple" xlink:show="embed" xlink:actuate="onLoad"/></draw:frame></text:p>
          <text:p text:style-name="P87"/>
          <text:p text:style-name="P88">Korzystając z Ψ i ω możemy wyznaczyć przyspieszenia, które należy dodać do f, aby <text:soft-page-break/>odzyskać stłumione cechy wirowości płynu:</text:p>
          <text:p text:style-name="P88"/>
          <text:p text:style-name="P88"><draw:frame draw:style-name="fr6" draw:name="Obiekt12" text:anchor-type="as-char" svg:y="-0.386cm" svg:width="3.03cm" svg:height="0.542cm" draw:z-index="46"><draw:object xlink:href="./Object 38" xlink:type="simple" xlink:show="embed" xlink:actuate="onLoad"/><draw:image xlink:href="./ObjectReplacements/Object 38" xlink:type="simple" xlink:show="embed" xlink:actuate="onLoad"/></draw:frame></text:p>
          <text:p text:style-name="P88"/>
          <text:p text:style-name="P88">Ostatnim rozszerzeniem, które zostanie opisane w tej pracy to dodanie wpływu temperatury i grawitacji. Zjawiska te należy uwzględnić przede wszystkim podczas symulacji dynamiki dymu w gazie. Siła wywołująca zjawisko konwekcji opisana jest następująco:</text:p>
          <text:p text:style-name="P88"/>
          <text:p text:style-name="P88"><draw:frame draw:style-name="fr6" draw:name="Obiekt13" text:anchor-type="as-char" svg:y="-0.425cm" svg:width="3.69cm" svg:height="0.58cm" draw:z-index="47"><draw:object xlink:href="./Object 39" xlink:type="simple" xlink:show="embed" xlink:actuate="onLoad"/><draw:image xlink:href="./ObjectReplacements/Object 39" xlink:type="simple" xlink:show="embed" xlink:actuate="onLoad"/></draw:frame></text:p>
          <text:p text:style-name="P88"/>
          <text:p text:style-name="P88">Gdzie T<text:span text:style-name="T11">o </text:span><text:span text:style-name="T20">to dana </text:span><text:span text:style-name="T109">temp</text:span><text:span text:style-name="T20">eratura otoczenia, </text:span><text:span text:style-name="T109">T to temperatura elementu płynu, sigma to stała określająca wpływ temperatury na wartość temperatury a j to wersor w kiernku y. <text:s/></text:span><text:span text:style-name="T105">Zakładam tutaj, że różnica temperatur nie ma znaczącego wpływu na gęstość płynu, co dla cieczy i kilku kelwinów różnicy nie odbiega znacząco od rzeczywistości.</text:span><text:span text:style-name="T109"> </text:span><text:span text:style-name="T21">Natomiast siła wyporu, </text:span><text:span text:style-name="T110">działająca na unoszoną substancję,</text:span><text:span text:style-name="T21"> określona jest w sposób następujący:</text:span></text:p>
          <text:p text:style-name="P107"/>
          <text:p text:style-name="P107"><draw:frame draw:style-name="fr6" draw:name="Obiekt14" text:anchor-type="as-char" svg:y="-0.425cm" svg:width="2.612cm" svg:height="0.58cm" draw:z-index="48"><draw:object xlink:href="./Object 40" xlink:type="simple" xlink:show="embed" xlink:actuate="onLoad"/><draw:image xlink:href="./ObjectReplacements/Object 40" xlink:type="simple" xlink:show="embed" xlink:actuate="onLoad"/></draw:frame></text:p>
          <text:p text:style-name="P107"/>
          <text:p text:style-name="P89"><text:span text:style-name="T21">G</text:span><text:span text:style-name="T20">dzie d to gęstość unoszonej substancji, a κ współczynnik proporcjonalności </text:span><text:span text:style-name="T22">uzależniający przyspieszenie od gęstości</text:span><text:span text:style-name="T20">.</text:span></text:p>
          <text:p text:style-name="P108"/>
        </text:list-item>
        <text:list-item>
          <text:p text:style-name="P147"><text:span text:style-name="T111">Open Computation Library (OpenCL) – </text:span><text:span text:style-name="T112">model obliczeniowy i model pamięci</text:span></text:p>
          <text:p text:style-name="P90"><text:span text:style-name="T20">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24">W wersji 2.0 standardu OpenCL część wykonywaną po stronie urządzeń obliczeniowych implementuje się w rozszerzeniu języka C99, natomiast kod programu gospodarza (ang. </text:span><text:span text:style-name="T25">host</text:span><text:span text:style-name="T24">) napisany jest w C bądź C++ (dla tego drugiego zaimplementowane zostały wrappery, znacząco ułatwiające ich użycie</text:span><text:span text:style-name="T104">)</text:span><text:span text:style-name="T24">.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20">Podstawową jednostką obliczeniową, którą posługuje się OpenCL przy kolejkowaniu i szeregowaniu zadań jest tzw. work-item. Work-item to instancja kernela obliczeniowego, </text:span><text:span text:style-name="T23">dla danych jego argumentów. </text:span><text:span text:style-name="T24">Kernele to funkcje, oznaczone atrybutem </text:span><text:span text:style-name="T31">kernel </text:span><text:span text:style-name="T38">lub </text:span><text:span text:style-name="T31">__kernel, </text:span><text:span text:style-name="T38">które mogą zostać zakolejkowane w kolejce poleceń (ang. </text:span><text:span text:style-name="T25">command queue</text:span><text:span text:style-name="T38">) i wykonane na danym urządzeniu. </text:span><text:span text:style-name="T39">Kolejka poleceń przypisana jest do jednego z dostępnych urządzeń obliczeniowych. </text:span><text:span text:style-name="T40">Ważną cechą kerneli jest to, że są „czystymi” funkcjami (ang. </text:span><text:span text:style-name="T26">pure functions</text:span><text:span text:style-name="T40">). </text:span><text:span text:style-name="T41">Jest to pojęcie znane przede wszystkim z języków funkcyjnych, mówiące o tym, że funkcja nie modyfikuje żadnego współdzielonego, globalnego stanu, a jedyne miejsca w pamięci, które mogą być modyfikowane </text:span><text:span text:style-name="T42">z widocznymi efektami ubocznymi są przekazane do niego wskaźniki przekazane przez argumenty. </text:span><text:span text:style-name="T43">Ponadto, trzeba też wspomnieć, że dynamiczna alokacja pamięci poprzez funkcje analogiczne do </text:span><text:span text:style-name="T32">malloc()</text:span><text:span text:style-name="T43">, czy operatora </text:span><text:span text:style-name="T32">new</text:span><text:span text:style-name="T43"> w C++ nie jest możliwa z poziomu kernela. Oczywiście, jest możliwa alokacja zmiennych automatycznych, które automatycznie mają kwalifikator przestrzeni adresowej </text:span><text:span text:style-name="T32">private</text:span><text:span text:style-name="T43">, </text:span><text:span text:style-name="T44">czyli modyfikacja tych zmiennych jest widoczna jedynie w ramach work-itema, w którym zostały zadeklarowane. Co prawda standard tego nie określa, ale zazwyczaj zmienne te zapisane są w rejestrach dostępnych dla ka</text:span><text:span text:style-name="T45">ż</text:span><text:span text:style-name="T44">dej jednostki obliczeniowej. </text:span><text:span text:style-name="T46">W odróżnieniu od typowych programów w C, nie ma funkcji </text:span><text:span text:style-name="T33">main() </text:span><text:span text:style-name="T47">będącej punktem wejściowym. </text:span><text:span text:style-name="T48">Warto też wspomnieć, że urządzenia, na których zazwyczaj wykonywane są kernele (GPGPU) mają nietypową architekturę</text:span><text:span text:style-name="T49"> wielowątkową, </text:span><text:span text:style-name="T50">często nazywaną SIMD (ang. Single Instruction Multiple Data), tzn. w ramach jednej grupy roboczej, wszystkie jednostki obliczeniowe wykonują tę samą instrukcję programu </text:span><text:span text:style-name="T51">w ramach jednego cyklu. </text:span><text:span text:style-name="T52">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53">Znacząco różni się to od architektur stosowanych w CPU, np. SMT (ang. Simultaneous Multi Threading), </text:span><text:span text:style-name="T54">gdzie wiele wątków wykonywanych jest niezależnie od siebie na kilku jednostkach obliczeniowych. </text:span><text:span text:style-name="T55">Na GPU jeden „wątek” wykonywany jest, dla różnych paremetrów wejściowych na wielu, jednostkach obliczeniowych. </text:span><text:span text:style-name="T63">Dla przykładu, na urządzeniu AMD Radeon</text:span><text:span text:style-name="T103">™</text:span><text:span text:style-name="T63"> HD 290X możliwe jest jednoczesne wykonywanie 112 640 work-itemów (wątków). </text:span><text:span text:style-name="T56">Na podstawie tego stwierdzenia łatwo można wyciągnąć wniosek, że </text:span><text:span text:style-name="T57">kernele powinny być jak najmniejsze (pod względem ilości instrukcji) oraz zawierać możliwie jak najmniej instrukcji warunkowych. </text:span><text:span text:style-name="T58">Stosowanie pętli w kernelach powszechnie </text:span><text:soft-page-break/><text:span text:style-name="T58">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59">Dlatego też największą wydajność można osiągnąć, jeśli zastosowany jest podział jeden work-item – jedna podstawowa operacja dla jednej komórki symulacji. </text:span><text:span text:style-name="T60">Wspomniana wcześniej grupa robocza (ang. </text:span><text:span text:style-name="T27">work group</text:span><text:span text:style-name="T60">) jest podstawową jednostką, za pomocą której grupuje się work-itemy. </text:span><text:span text:style-name="T61">Przy kolejkowaniu grupy roboczej stosuje się tzw. NDRange (od ang. N-Dimensional Range), które określają zakresy w N wymiarach, gdzie N to 1,2 lub 3. </text:span><text:span text:style-name="T63">Rozmiar grupy roboczej w danym wymiarze musi być potęgą liczby 2 i zawiera się w przedziale od 1 do 256.</text:span><text:span text:style-name="T61"> </text:span></text:p>
          <text:p text:style-name="P91"><text:span text:style-name="T62">Podział </text:span><text:span text:style-name="T63">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64">512</text:span><text:span text:style-name="T63"> work-itemów </text:span><text:span text:style-name="T64">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65">Dlatego też dla większości zadań konieczny jest ręczny podział zadań i ich kolejkowanie </text:span><text:span text:style-name="T66">by uniknąć dużego stosunku czasu bezczynności urządzenia obliczeniowego do czasu wykonywania użytecznych obliczeń. </text:span><text:span text:style-name="T67">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97">Zależność między NDRange, a grupami roboczymi przedstawia rysunek 4.1. </text:span><text:span text:style-name="T98">Warto tutaj zauważyć, że wymiary NDRange są od siebie niezależne, np. jeśli problem jest 2 wymiarowy, jeden z wymiarów będzie mieć rozmiar o wartości 1. </text:span><text:span text:style-name="T99">Na schemacie występuje też jednostka zwana </text:span><text:span text:style-name="T30">wavefront</text:span><text:span text:style-name="T99">, która określa ile work-itemów jest jednocześnie przetwarzanych w ramach jednej grupy roboczej. Rozmiar tej jednostki jest oczywiście całkowicie zależny od sprzętu.</text:span><text:span text:style-name="T67"> </text:span><text:span text:style-name="T68">Wspomniany został wcześniej fakt, że OpenCL nie pozwala na alokację pamięci wewnątrz kernela. </text:span><text:span text:style-name="T69">Wszelkie alokacje pamięci muszą zostać wykonane po stronie gospodarza przed zakolejkowaniem kernela. </text:span><text:span text:style-name="T70">Zasadniczo istnieją 2 typy obiektów, które mogą zostać zaalokowane na urządzeniu – bufory i obrazy </text:span><text:span text:style-name="T71">N wymiarowe</text:span><text:span text:style-name="T70">.</text:span></text:p>
        </text:list-item>
      </text:list>
      <text:p text:style-name="P2"><draw:frame draw:style-name="fr2" draw:name="Obraz5" text:anchor-type="paragraph" svg:x="1cm" svg:y="0.035cm" svg:width="12.741cm" svg:height="9.999cm" draw:z-index="19"><draw:image xlink:href="Pictures/10000201000002E7000002470B1936E822F485DA.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
      <text:list xml:id="list230729489167365" text:continue-numbering="true" text:style-name="L1">
        <text:list-header>
          <text:p text:style-name="P93"><text:span text:style-name="T67">R</text:span><text:span text:style-name="T37">ys. 4.1 Zależność między NDRange, a grupami roboczymi.</text:span><text:span text:style-name="T245">[3]</text:span></text:p>
          <text:p text:style-name="P109"/>
          <text:p text:style-name="P92"><text:span text:style-name="T70"><text:s/></text:span><text:span text:style-name="T72">Bufory to typowe znane z C tablice, jednakże warto wspomnieć, że nie jest możliwe zaalokowanie tablicy wielowymiarowej ze względu na </text:span><text:span text:style-name="T73">sposób działania mechanizmów adresowania GPU</text:span><text:span text:style-name="T72">. Ponadto tego typu obiekty wykorzystywałyby bardzo nieefektywnie mechanizmy cache'ujące GPU, </text:span><text:span text:style-name="T93">gdyby możliwe było ich utworzenie</text:span><text:span text:style-name="T72">. Dlatego zazwyczaj stosuje się obrazy, gdy potrzebne są odpowiedniki wielowymiarowych tablic. </text:span><text:span text:style-name="T93">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94">i normalizacji</text:span><text:span text:style-name="T93">).</text:span><text:span text:style-name="T72"> Można także zapisać wielowymiarową tablicę w płaskim buforze i odpowiednio liczyć indeksy, jednakże ta metoda jest potencjalnie mniej wydajna niż stosowanie obrazów. </text:span><text:span text:style-name="T74">Niestety, nie wszystkie urządzenia obliczeniowe wspierają obrazy, zatem, jeśli wymagana jest przenośność, niezbędne jest użycie buforów. </text:span><text:span text:style-name="T79">Bufory mogą być tylko do odczytu, tylko do zapisu, a także zarówno do zapisu jak i odczytu. Te pierwsze umieszcza się w przestrzeni adresowej dla stałych (jej kwalifikatorem w języku OpenCL C jest </text:span><text:span text:style-name="T34">constant</text:span><text:span text:style-name="T79">), której na większości urządzeń typu GPU jest około 64 KiB, natomiast pozostałe w prze</text:span><text:span text:style-name="T80">strzeni globalnej dostępnej dla każdego kernela wykonywanego w danym momencie na danym urządzeniu </text:span><text:span text:style-name="T81">(ta przestrzeń adresowa oznaczona jest </text:span><text:span text:style-name="T82">kwalifikatorem</text:span><text:span text:style-name="T81"> </text:span><text:span text:style-name="T35">global</text:span><text:span text:style-name="T81">)</text:span><text:span text:style-name="T80">. </text:span><text:span text:style-name="T82">Nie wspomniana została jeszcze przestrzeń adresowa dzielona między kernelami należącymi do tej samej grupy roboczej, nazywana przestrzenią lokalną i oznaczoną kwalifikatorem </text:span><text:span text:style-name="T36">local</text:span><text:span text:style-name="T82">. </text:span><text:span text:style-name="T83">Jej głównym zastosowaniem jest synchronizacja między kernelami w tej samej grupie roboczej przy pomocy operacji atomowych. </text:span><text:span text:style-name="T84">Z technicznego punktu widzenia istnieje jeszcze jedna przestrzeń adresowa – przestrzeń należąca do hosta.</text:span><text:span text:style-name="T74"> </text:span><text:span text:style-name="T75">Należy </text:span><text:span text:style-name="T84">jednak</text:span><text:span text:style-name="T75"> pamiętać o tym, że </text:span><text:span text:style-name="T76">przestrzenie adresowe gospodarza i urządzeń obliczeniowych są </text:span><text:soft-page-break/><text:span text:style-name="T76">rozdzielne – nie jest możliwe przekazanie wskaźnika do kernela w celu uniknięcia kopiowania</text:span><text:span text:style-name="T85">, ani w ogóle bezpośredni dostęp do pamięci</text:span><text:span text:style-name="T76"> Kopiowanie jest </text:span><text:span text:style-name="T77">zatem </text:span><text:span text:style-name="T76">niezbędne, niestety, jest ono względnie powolne, gdyż odbywa się przez magistralę, do której podłączone jest urządzenie obliczeniowe, w przypadku kart graficznych jest to magistrala PCI-Express. </text:span><text:span text:style-name="T78">Należy więc starać się zminimalizować ilość wykonywanych transferów. </text:span><text:span text:style-name="T86">Co prawda jest możliwość użycia technologii zwanej DMA (ang. </text:span><text:span text:style-name="T28">Direct Memory Access – </text:span><text:span text:style-name="T87">Bezpośredni Dostęp do Pamięci</text:span><text:span text:style-name="T86">), </text:span><text:span text:style-name="T88">jednakże jej użycie narzuca na programistę pewne ograniczenia. </text:span><text:span text:style-name="T89">Przede wszystkim, i host i urządzenie obliczeniowe muszą wspierać DMA (zarówno sprzętowo jak i muszą posiadać wsparcie w sterownikach). Po drugie, po stronie hosta pamięć użyta do DMA musi znajdować się w tzw. stronie przypiętej (ang. </text:span><text:span text:style-name="T29">locked page</text:span><text:span text:style-name="T89">), </text:span><text:span text:style-name="T90">co powoduje, że napisanie przenośnego kodu z użyciem tej technologii jest niezwykle trudne. </text:span><text:span text:style-name="T91">Jednakże nawet użycie DMA nie likwiduje problemu związanego z koniecznością transferu danych przez magistralę PCI-Express. </text:span><text:span text:style-name="T95">Oczywiście trzeba wziąć pod uwagę ilość danych, które musi zostać przetransferowane przez magistralę PCI-E w danej jednostce czasu. Mimo, że ta magistrala jest wolna w porównaniu do zdolności nowoczesnych urządzeń typu GPGPU</text:span><text:span text:style-name="T91"> </text:span><text:span text:style-name="T95">do generowania danych, to i tak oferuje ona przepustowość wynoszącą do 16 GiB/s dla PCI-E 3.0 i 16 linii. </text:span><text:span text:style-name="T92">Przedstawione informacje na temat work-itemów, grup roboczych i podziału przestrzeni adresowych i pamięci bardzo dobrze podsumowuje </text:span><text:span text:style-name="T96">schemat przedstawiony na rysunku 4.</text:span><text:span text:style-name="T97">2</text:span><text:span text:style-name="T92">. </text:span></text:p>
          <text:p text:style-name="P110"/>
        </text:list-header>
      </text:list>
      <text:p text:style-name="P3"><draw:frame draw:style-name="fr2" draw:name="Obraz4" text:anchor-type="paragraph" svg:x="4.272cm" svg:y="0.019cm" svg:width="8.05cm" svg:height="8.999cm" draw:z-index="24"><draw:image xlink:href="Pictures/10000201000001BF000001F4AB68612FCCB8E1D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1"><text:span text:style-name="T37">Rys. 4.</text:span><text:span text:style-name="T97">2</text:span><text:span text:style-name="T37"> Uproszczony schemat urządzenia obliczeniowego typu GPGPU.</text:span><text:span text:style-name="T246">[3]</text:span></text:p>
      <text:p text:style-name="P5"/>
      <text:list xml:id="list230728780956343" text:continue-numbering="true" text:style-name="L1">
        <text:list-header>
          <text:p text:style-name="P99"><text:span text:style-name="T113">Nie wspomniany został LDS widoczny na Rys. 4.</text:span><text:span text:style-name="T114">2</text:span><text:span text:style-name="T113">.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15">Pamięć zaalokowana w LDS może służyć jako część mechanizmu synchronizacji między work-itemami lub jako lokalny, bardzo </text:span><text:soft-page-break/><text:span text:style-name="T115">szybki cache pamięci. </text:span><text:span text:style-name="T116">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17">(tak to zostało wspomniane wcześniej, możliwa jest synchronizacja między work-itemami w ramach jednej grupy roboczej)</text:span><text:span text:style-name="T116">. </text:span><text:span text:style-name="T117">OpenCL udostepnia 2 mechanizmy synchronizacji wykonywania grup roboczych </text:span><text:span text:style-name="T118">i innych operacji</text:span><text:span text:style-name="T117">– bariery i listy wydarzeń (ang. </text:span><text:span text:style-name="T138">events lists</text:span><text:span text:style-name="T117">). </text:span><text:span text:style-name="T118">Bariery działają intuicyjnie – powodują, że wszystkie zakolejkowane operacje, takie jak wykonanie kernela czy kopiowanie pamięci między przestrzenią adresową hosta i urządzenia, </text:span><text:span text:style-name="T119">zostaną wykonane przed operacjami znajdującymi się za barierą w kolejce poleceń urządzenia. <text:s/></text:span><text:span text:style-name="T120">Natomiast listy wydarzeń pozwalają na bardziej precyzyjne określenie zależności pomiędzy poleceniami w kolejce urządzenia </text:span><text:span text:style-name="T121">poprzez podanie uchwytów do zakolejkowanych już wydarzeń, od których zależne jest rozpoczęcie wykonywania kolejkowanego polecenia. </text:span><text:span text:style-name="T122">Wydarzeniem w wypadku OpenCL jest zakończenie wykonywania polecenia. </text:span><text:span text:style-name="T123">Wszystkie polecenia, które mogą zostać zakolejkowane w kolejce urządzenia OpenCL posiadają dodatkowy (opcjonalny) parametr umożliwiający </text:span><text:span text:style-name="T124">przekazanie opisanej listy dependencji. </text:span><text:span text:style-name="T125">Istnieje jeszcze jeden, niewspomniany mechanizm synchronizacji między grupami roboczymi – tzw. </text:span><text:span text:style-name="T139">„command queue flush” </text:span><text:span text:style-name="T125">- </text:span><text:span text:style-name="T126">polegający na wstrzymaniu wykonywania obecnego wątku </text:span><text:span text:style-name="T127">gospodarza</text:span><text:span text:style-name="T126">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11"/>
        </text:list-header>
      </text:list>
      <text:p text:style-name="P10"/>
      <text:list xml:id="list230729315680455" text:continue-numbering="true" text:style-name="L1">
        <text:list-item>
          <text:p text:style-name="P148"><text:span text:style-name="T100">O</text:span><text:span text:style-name="T37">gólna struktura </text:span><text:span text:style-name="T101">zaimplementowanego </text:span><text:span text:style-name="T37">programu-gospodarza</text:span></text:p>
          <text:p text:style-name="P100"><text:span text:style-name="T128">Program-gospodarz zaimplementowanej aplikacji napisany został w języku C++ w wersji 14. </text:span><text:span text:style-name="T129">Wybór C++14 był kierowany przede wszystkim dwoma powodami. Po pierwsze, wysokiej jakości wsparcie dla OpenCLa w tym języku. </text:span><text:span text:style-name="T130">Po drugie, gospodarz wymaga względnie niskich opóźnień w wykonywaniu, by możliwe było nasycenie urządzenia obliczeniowego w jak najwyższym stopniu. </text:span><text:span text:style-name="T131">Osiągnięcie tego celu jest zdecydowanie trudniejsze w językach, których typowe środowiska uruchomieniowe używają GC (ang. G</text:span><text:span text:style-name="T150">arbage Collector)</text:span><text:span text:style-name="T131"> w celu zarządzania pamięcią, gdyż większość mechanizmów GC powoduje znaczące pauzy w wykonywaniu programu w celu odnalezienia niedostępnych obszarów pamięci. </text:span><text:span text:style-name="T132">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133">Mimo tego, że zaimplementowany gospodarz zawiera sporo operacji dynamicznej alokacji, nie posiada on żadnego wystąpienia tzw. „gołych” operatorów </text:span><text:span text:style-name="T151">new</text:span><text:span text:style-name="T133"> i </text:span><text:span text:style-name="T151">delete</text:span><text:span text:style-name="T133">. W połączeniu z użyciem standardowych uchwytów do zasobów takich jak </text:span><text:span text:style-name="T151">std::vector&lt;&gt;</text:span><text:span text:style-name="T133">, </text:span><text:span text:style-name="T151">std::unique_ptr&lt;&gt;</text:span><text:span text:style-name="T133"> czy </text:span><text:span text:style-name="T151">std::shared_ptr&lt;&gt;</text:span><text:span text:style-name="T133"> daje to nam gwarancję braku błędów związanych z alokacją i dealokacją pamięci. </text:span><text:span text:style-name="T132">Oprócz ułatwienia życia programiście, technika ta ma też kolejną ważną zaletę – zapewnia deterministyczne zwalnianie zasobów, co pozwala na ograniczenie opóźnień. Dzięki temu, zaimplementowana aplikacja była w stanie </text:span><text:span text:style-name="T134">prawe </text:span><text:span text:style-name="T132">w pełni</text:span><text:span text:style-name="T134">(92%)</text:span><text:span text:style-name="T132"> nasycić obliczeniowo urządzenie GPGPU, na którym była testowana (AMD Radeon</text:span><text:span text:style-name="T102">™</text:span><text:span text:style-name="T132"> HD6870), </text:span><text:span text:style-name="T135">mimo tego, że kod nie posiadał znaczących optymalizacji, ze względu na to, że najprawdopodobniej spowodowałyby znaczny spadek czytelności kodu. </text:span><text:span text:style-name="T136">Program-gospodarz zasadniczo składa się z </text:span><text:span text:style-name="T137">5</text:span><text:span text:style-name="T136"> części:</text:span></text:p>
          <text:p text:style-name="P139"/>
          <text:list>
            <text:list-item>
              <text:p text:style-name="P140">Inicjalizacja urządzeń, kontekstów i kompilacja kerneli OpenCL.</text:p>
            </text:list-item>
            <text:list-item>
              <text:p text:style-name="P140">Załadowanie parametrów symulacji.</text:p>
            </text:list-item>
            <text:list-item>
              <text:p text:style-name="P140">Tworzenie kanałów komunikacyjnych.</text:p>
            </text:list-item>
            <text:list-item>
              <text:p text:style-name="P140">Tworzenie obiektów reprezentujących interfejs wizualizacyjny i symulację.</text:p>
            </text:list-item>
            <text:list-item>
              <text:p text:style-name="P141">Przetwarzanie wydarzeń w interfejsie i aktualizacja stanu symulacji.</text:p>
            </text:list-item>
          </text:list>
        </text:list-item>
      </text:list>
      <text:p text:style-name="P3"/>
      <text:list xml:id="list230730124292674" text:continue-numbering="true" text:style-name="L1">
        <text:list-header>
          <text:p text:style-name="P102"><text:span text:style-name="T156">Warto tutaj zauważyć, że nie zostało wspomniane zwalnianie zasobów. Dzięki zastosowaniu </text:span><text:span text:style-name="T140">RAII </text:span><text:span text:style-name="T156">krok ten generowany jest automatycznie przez kompilator. </text:span><text:span text:style-name="T157">W punkcie 3) wspomniane zostały kanały komunikacyjne. Jest to pewnego rodzaju kalka językowa z języka programowania </text:span><text:span text:style-name="T141">Go </text:span><text:span text:style-name="T158">implementująca znany z tego języka paradygmat komunikacji między wątkami </text:span><text:span text:style-name="T142">„</text:span><text:span text:style-name="T226">Don't communicate by sharing memory; share memory by communicating.</text:span><text:span text:style-name="T142">”</text:span><text:span text:style-name="T158"> (Nie komunikuj się przez współdzielonie pamięci, współdziel pamięć przez komunikację). </text:span><text:span text:style-name="T159">W „tradycyjnie” napisanych aplikacjach przekaz informacji następuje poprzez współdzielenie stanu określonych obiektów, przez co dostęp do tego stanu musi być chroniony przez kosztowne obliczeniowo mechanizmy synchronizacji. </text:span><text:span text:style-name="T160">Wspomniany paradygmat odwraca sposób komunikacji między wątkami – </text:span><text:span text:style-name="T161">informacje przekazywane są w postaci obiektów w pamięci przenoszonych przez kanały, w swoim działaniu nieco przypominającymi potoki </text:span><text:soft-page-break/><text:span text:style-name="T162">znane z systemów</text:span><text:span text:style-name="T161"> </text:span><text:span text:style-name="T162">zgodnych ze standardem </text:span><text:span text:style-name="T161">POSIX. </text:span><text:span text:style-name="T163">W zaimplementowanej aplikacji kanały posiadają tylko część funkcjonalności oryginału z języka </text:span><text:span text:style-name="T143">Go</text:span><text:span text:style-name="T163">, </text:span><text:span text:style-name="T164">a mianowicie posiadają tylko nieblokujące operacje typu </text:span><text:span text:style-name="T144">„</text:span><text:span text:style-name="T145">try_</text:span><text:span text:style-name="T144">pop”</text:span><text:span text:style-name="T164"> i </text:span><text:span text:style-name="T144">„</text:span><text:span text:style-name="T145">try_</text:span><text:span text:style-name="T144">push” </text:span><text:span text:style-name="T165">oraz</text:span><text:span text:style-name="T145"> „try_push_all”</text:span><text:span text:style-name="T148"> </text:span><text:span text:style-name="T149">i</text:span><text:span text:style-name="T145"> „try_pop_all”</text:span><text:span text:style-name="T164">. Zaimplementowane zostały za pomocą </text:span><text:span text:style-name="T166">kolejek i muteksów (</text:span><text:span text:style-name="T152">std::deque&lt;&gt;</text:span><text:span text:style-name="T146">,</text:span><text:span text:style-name="T152"> std::mutex</text:span><text:span text:style-name="T166">). </text:span><text:span text:style-name="T167">Mają one zdecydowanie większy narzut w porównaniu z oryginałem, jednakże nie ma to większego znaczenia, ponieważ stanowi bardzo niewielką część czasu wykonywania jednego kroku czasowego symulacji. </text:span><text:span text:style-name="T168">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147">deadlock</text:span><text:span text:style-name="T168">) , ponieważ nie następuje wykonywanie większości funkcji </text:span><text:span text:style-name="T169">przez więcej niż jeden wątek (wyjątkiem są funkcje należące do kanałów) </text:span><text:span text:style-name="T170">i związan</text:span><text:span text:style-name="T171">a</text:span><text:span text:style-name="T170"> z nim rekursywna akwizycja muteksów. </text:span><text:span text:style-name="T172">Z punktu widzenia architektury program</text:span><text:span text:style-name="T173">u</text:span><text:span text:style-name="T172">-gospodarza jest jeszcze jedna zaleta tego rozwiązania - <text:s/>klasy komunikujące się przez kanały są bardzo luźno ze sobą powiązane (ang. loose coupling), </text:span><text:span text:style-name="T174">co bardzo ułatwia analizę </text:span><text:span text:style-name="T175">ich kodu </text:span><text:span text:style-name="T176">i działania. </text:span><text:span text:style-name="T177">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178">w postaci gęstości barwnika unoszonego przez przepływ płynu. </text:span><text:span text:style-name="T179">Komunikacja odbywa się przez niego jednostronnie, od obiektu symulacyjnego do obiektu interfejsu. </text:span><text:span text:style-name="T180">Drugi kanał, służy do transportu wydarzeń związanych z interakcją użytkownika z interfejsem. Program obecnie obsługuje 2 takie wydarzenia – dodanie impulsu siłowego i dodanie barwnika, </text:span><text:span text:style-name="T181">jednakże nic nie stoi na przeszkodzie by rozszerzyć funkcjonalność tego kanału. </text:span><text:span text:style-name="T182">Komunikacja odbywa się tutaj w kierunku odwrotnym do tego w kanale 1. </text:span><text:span text:style-name="T183">Schemat na rysunku 5.1 przedstawia komunikację między obiektem klasy Simulation (reprezentującym symulację) i obiektem klasy MainWindow reprezentującym interfejs użytkownika. </text:span><text:span text:style-name="T184">Event to struktura przechowująca dane na temat wydarzeń w interfejsie użytkownika, np. położenie wydarzenia w układzie współrzędnych symulacji, wartość impulsu czy ilość dodanego barwnika. </text:span><text:span text:style-name="T185">ScalarField to alias dla typu </text:span><text:span text:style-name="T153">std::vector&lt;cl_float&gt; </text:span><text:span text:style-name="T185">przechowującego pole skalarne <text:s/>reprezentujące gęstość barwnika. </text:span><text:span text:style-name="T186">Oprócz kanałów komunikacyjnych stosowana jest też flaga sygnalizująca to, czy symulacja ma zostać zakończena, czy nie. </text:span><text:span text:style-name="T187">Jest ona instancją typu std::atomic&lt;bool&gt;.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154">false</text:span><text:span text:style-name="T187"> tej zmiennej, oznaczająca zakończenie programu, zostanie w pewnym, nieokreślonym momencie rozpropagowana do innych wątków. </text:span><text:span text:style-name="T188">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189">pracy.</text:span></text:p>
          <text:p text:style-name="P102"><text:soft-page-break/><text:span text:style-name="T189">Dokładniejszy opis i zastosowania operacji atomowych można znaleźć w </text:span><text:span text:style-name="T190">pozycji </text:span><text:span text:style-name="T189">[6].</text:span></text:p>
          <text:p text:style-name="P112"/>
        </text:list-header>
      </text:list>
      <text:p text:style-name="P32"><draw:frame draw:style-name="fr3" draw:name="Obraz6" text:anchor-type="paragraph" svg:x="1.275cm" svg:y="0.153cm" svg:width="14cm" svg:height="6.2cm" draw:z-index="20"><draw:image xlink:href="Pictures/100002010000031A000004630238089A9B592319.png" xlink:type="simple" xlink:show="embed" xlink:actuate="onLoad"/></draw:frame></text:p>
      <text:p text:style-name="P33"><text:span text:style-name="T185">R</text:span><text:span text:style-name="T155">ys. 5.1. Schemat komunikacji międzywątkowej w programie-gospodarzu</text:span></text:p>
      <text:p text:style-name="P7"/>
      <text:list xml:id="list230729138041238" text:continue-numbering="true" text:style-name="L1">
        <text:list-header>
          <text:p text:style-name="P101"><text:span text:style-name="T191">W ramach nie pogarszania czytelności kodu, zdecydowałem się użyć wyjątków </text:span><text:span text:style-name="T192">do obsługi błędów OpenCL</text:span><text:span text:style-name="T191">,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193"><text:s/>Wbrew powszechnie panującemu przekonaniu wyjątki nie powodują znaczącego spadku wydajności. </text:span><text:span text:style-name="T194">Jest nawet możliwe, w niektórych sytuacjach, że obsługa błęd</text:span><text:span text:style-name="T195">ów</text:span><text:span text:style-name="T194"> poprzez instrukcje warunkowe i kody zwrotne będzie wolniejsz</text:span><text:span text:style-name="T196">a</text:span><text:span text:style-name="T194"> od wyjątków, zakładając, że rzucane są one rzadko. </text:span></text:p>
        </text:list-header>
      </text:list>
      <text:p text:style-name="P3"/>
      <text:p text:style-name="P3"/>
      <text:p text:style-name="P3"/>
      <text:p text:style-name="P3"/>
      <text:p text:style-name="P3"/>
      <text:p text:style-name="P11"/>
      <text:p text:style-name="P11"/>
      <text:list xml:id="list230730113295864" text:continue-numbering="true" text:style-name="L1">
        <text:list-item>
          <text:p text:style-name="P149">Symulacja – inicjalizacja stanu i kolejkowanie kerneli obliczeniowych</text:p>
          <text:p text:style-name="P113">W klasie reprezentującej symulację przepływu płynu można wyróżnić zasadniczo trzy funkcjonalności:</text:p>
          <text:p text:style-name="P113"/>
          <text:list>
            <text:list-item>
              <text:p text:style-name="P113">Zarządzanie czasem życia i inicjalizacja obiektów w pamięci urządzenia OpenCL</text:p>
            </text:list-item>
            <text:list-item>
              <text:p text:style-name="P113">Kolejkowanie kerneli obliczeniowych</text:p>
            </text:list-item>
            <text:list-item>
              <text:p text:style-name="P114">Pobieranie wyniku symulacji z urządzenia obliczeniowego <text:span text:style-name="T290">i komunikacja z interfejsem wizualizacyjnym</text:span></text:p>
            </text:list-item>
          </text:list>
        </text:list-item>
      </text:list>
      <text:p text:style-name="P8"/>
      <text:list xml:id="list230729585478155" text:continue-numbering="true" text:style-name="L1">
        <text:list-header>
          <text:p text:style-name="P115">Pierwsza wymieniona funkcjonalność mieści się całkowicie w konstruktorze klasy <text:span text:style-name="T222">Simulation</text:span>. <text:span text:style-name="T281">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16">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15"/>
          <text:p text:style-name="P115"><draw:frame draw:style-name="fr4" draw:name="Obraz7" text:anchor-type="paragraph" svg:x="1.319cm" svg:y="0.259cm" svg:width="15cm" svg:height="9.25cm" draw:z-index="22"><draw:image xlink:href="Pictures/10000201000005150000031B9CFD534109AA9B6F.png" xlink:type="simple" xlink:show="embed" xlink:actuate="onLoad"/></draw:frame></text:p>
          <text:p text:style-name="P117">Listing 6.1. <text:span text:style-name="T284">D</text:span>odawanie kerneli do kolej<text:span text:style-name="T282">ki</text:span> poleceń urządzenia obliczeniowego</text:p>
        </text:list-header>
      </text:list>
      <text:p text:style-name="P9"/>
      <text:p text:style-name="P9"/>
      <text:p text:style-name="P9"><text:soft-page-break/></text:p>
      <text:list xml:id="list230728269484051" text:continue-numbering="true" text:style-name="L1">
        <text:list-header>
          <text:p text:style-name="P118">Metoda <text:span text:style-name="T227">enqueue_boundary_kernel(...) </text:span><text:span text:style-name="T283">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228">enqueue_inner_kernel(…)</text:span><text:span text:style-name="T286"> </text:span><text:span text:style-name="T285">służąca do kolejkowania kerneli wykonujących obliczenia dla wewnętrznych komórek symulacji. Pętle </text:span><text:span text:style-name="T229">for</text:span><text:span text:style-name="T285">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Operacja ta (jak zresztą większość operacji składających się na symulację) nie może być wykonana w miejscu, tzn. wymagany jest dodatkowy bufor przechowujący wynik każdej z iteracji. Pod koniec każdej iteracji zamieniamy bufory, korzystając z powszechnie stosowanego idiomu – użycie funkcji </text:span><text:span text:style-name="T229">swap(...)</text:span><text:span text:style-name="T285">, której odpowiednie przeciążenie wybierane jest za pomocą ADL (ang. Argument-Dependent Lookup – Wyszukiwanie [przeciążeń] </text:span><text:soft-page-break/><text:span text:style-name="T285">Zależne od Argumentów). Celem tego idiomu jest umożliwienie użycia specjalizacji funkcji </text:span><text:span text:style-name="T229">swap</text:span><text:span text:style-name="T231">(...) </text:span><text:span text:style-name="T287">jeżeli została ona zadeklarowana w przestrzeni nazw zawierającej zamieniany typ lub użycie szablonu </text:span><text:span text:style-name="T232">std::swap(…) </text:span><text:span text:style-name="T288">w przypadku przeciwnym. </text:span></text:p>
        </text:list-header>
      </text:list>
      <text:p text:style-name="P119"/>
      <text:list xml:id="list230729328809815" text:continue-numbering="true" text:style-name="L1">
        <text:list-header>
          <text:p text:style-name="P120"><draw:frame draw:style-name="fr5" draw:name="Obraz8" text:anchor-type="paragraph" svg:x="1.281cm" svg:y="0.139cm" svg:width="9.999cm" svg:height="6.1cm" draw:z-index="23"><draw:image xlink:href="Pictures/10000201000002E7000001C63AEDDAAE60CDB4CA.png" xlink:type="simple" xlink:show="embed" xlink:actuate="onLoad"/></draw:frame>Listing 6.2 Obliczanie ciśnienia</text:p>
          <text:p text:style-name="P120"/>
          <text:p text:style-name="P122">Warto tutaj wspomnieć, że następuje jedynie zamiana uchwytów do buforów znajdujących się w przestrzeni adresowej gospodarza, <text:span text:style-name="T289">a zatem operacja ich zamiany jest tania pod względem obliczeniowym. Ponadto, nie są konieczne żadne mechanizmy synchronizacji po stronie urządzenia obliczeniowego, ponieważ z jego punktu widzenia nie wykonywane są żadne operacje na wspomnianych buforach.</text:span></text:p>
          <text:p text:style-name="P122"><text:span text:style-name="T290">Ostatnią <text:s/>zasadniczą funkcjonalnością klasy reprezentującej symulację wymienioną na początku rozdziału jest komunikacja z interfejsem wizualizacyjnym i pobieranie wyniku każdego kroku czasowego symulacji, tzn. pola skalarnego reprezentującego gęstość barwnika unoszonego przez przepływ płynu. Listing 6.3 przedstawia metodę zawierającą wymienione operacje. Pewne etapy symulacji zostały pominięte w celu zachowania czytelności kodu w tej pracy. Komunikacja z interfejsem odbywa się poprzez dwa kanały komunikacyjne: </text:span><text:span text:style-name="T233">events_from_ui</text:span><text:span text:style-name="T290"> i </text:span><text:span text:style-name="T233">to_ui. </text:span><text:span text:style-name="T291">Metoda </text:span><text:span text:style-name="T234">update() </text:span><text:span text:style-name="T291">reprezentuje jeden krok czasowy symulacji. Na początku wykonywany jest etap adwekcji. Następnie, następuje próba pobrania kontenera (w tym wypadku </text:span><text:span text:style-name="T234">std::deque</text:span><text:span text:style-name="T291">) zawierającego wydarzenia opisujące interakcję użytkownika z symulacją, a dokładniej operacje dodania barwnika i przyłożenia siły. W zależności od typu wydarzenia wywoływana jest odpowiednia metoda. Następnie wykonywane są pozostałe etapy symulacji (pominięte na listingu), takie jak dodanie stałych źródeł sił, dyfuzja, przywrócenie wirowości itd. Ostatnim etapem związanym z samą symulacją jest obliczenie pola wynikowego u opisującego przepływ. Tak jak to zostało opisane w rozdziale 2., pole wektorowe u można obliczyć przez zastosowanie operatora rzutowania P. <text:s/>Zadaniem ostatniego bloku kodu jest kopiowanie wynikowego pola skalarnego </text:span><text:span text:style-name="T234">dye</text:span><text:span text:style-name="T291">,</text:span><text:span text:style-name="T234"> </text:span><text:span text:style-name="T292">opisującego gęstość barwnika, z pamięci urządzenia obliczeniowego do pamięci gospodarza. Warto tu wspomnieć, że operacja ta nie wymaga tutaj bariery, gdyż zawarta jest ona w funkcji </text:span><text:span text:style-name="T235">cl::copy(…). </text:span><text:span text:style-name="T292"><text:s/>Na końcu następuje próba wypchnięcia wyniku do kanału komunikacyjnego. Jeżeli nie powiedzie się ona, to następuje dodanie wyniku do kolejki oczekującej. Dzięki temu w następnym kroku symulacji może zostać użyta metoda </text:span><text:span text:style-name="T236">try_push_all(…)</text:span><text:span text:style-name="T293"> o mniejszym narzucie, która podejmuje próbę przesłania wszystkich elementów znajdujących się w kolejce oczekujących. </text:span></text:p>
          <text:p text:style-name="P122"><text:soft-page-break/></text:p>
          <text:p text:style-name="P123"><draw:frame draw:style-name="fr5" draw:name="Obraz9" text:anchor-type="paragraph" svg:x="1.311cm" svg:y="0cm" svg:width="11cm" svg:height="8.11cm" draw:z-index="49"><draw:image xlink:href="Pictures/1000020100000287000001DD65AABFF240569D72.png" xlink:type="simple" xlink:show="embed" xlink:actuate="onLoad"/></draw:frame>Listing 6.3 Komunikacja z interfejsem i kopiowanie wyniku kroku symulacji</text:p>
          <text:p text:style-name="P123"/>
        </text:list-header>
        <text:list-item>
          <text:p text:style-name="P151">Kernele obliczeni<text:span text:style-name="T294">o</text:span>we</text:p>
          <text:p text:style-name="P124">Tak jak to zostało wspomniane w rozdziale 4. kernele obliczeniowe to po prostu funkcje wykonywane na urządzeniu obliczeniowym, przy czym każde wywołanie takiej funkcji typowo odbywa się dla każdej z komórek symulacji. <text:span text:style-name="T295">Przy pisaniu kerneli obliczeniowych pomocne okazały się funkcje pomocnicze, które widoczne są na listingu 7.1. </text:span></text:p>
          <text:p text:style-name="P124"/>
          <text:p text:style-name="P125"><draw:frame draw:style-name="fr5" draw:name="Obraz10" text:anchor-type="paragraph" svg:x="1.229cm" svg:y="0.131cm" svg:width="8.999cm" svg:height="4.63cm" draw:z-index="50"><draw:image xlink:href="Pictures/10000201000002050000010A2AE3D56208176362.png" xlink:type="simple" xlink:show="embed" xlink:actuate="onLoad"/></draw:frame>Listing 7.1 Funkcje pomocnicze kerneli obliczeniowych</text:p>
        </text:list-item>
      </text:list>
      <text:p text:style-name="P126"/>
      <text:list xml:id="list230729170027703" text:continue-numbering="true" text:style-name="L1">
        <text:list-header>
          <text:p text:style-name="P127">Mimo, że nie jest to konieczne, funkcje te zostały oznaczone słowem kluczowym <text:span text:style-name="T227">inline</text:span>, ponieważ, wspomniany został wcześniej fakt, że nie jest możliwe „typwe” wywoływanie funkcji z poziomu kernela obliczeniowego, aczkolwiek możliwe jest statyczne „wklejenie” przez kompilator ciała funkcji wywoływanej do kodu wywołującego ją kernela. Zatem to słowo kluczowe ma tutaj przede wszystkim funkcje informatywną dla programisty, by było możliwe łatwe odróżnienie funkcji pomocniczych od kerneli. <text:span text:style-name="T296">Pierwsze dwie funkcje służą obliczeniu indeksu w jednowymiarowym buforze danych reprezenującym dwuwymiarową przestrzeń symulacji. Ostatnia funkcja zwraca pozycję wykonywanego work-itema w grupie roboczej w postaci koordynatów w przestrzeni symulacji. Funkcje te znacząco poprawiają czytelność kodu poprzez ukrycie tych szczegółów w cienkiej warstwie abstrakcji, co dobrze widać na przykładzie kernela obliczającego jedną iterację metody Jacobiego dla pola wektorowego, widoczną na listingu 7.2.</text:span></text:p>
        </text:list-header>
      </text:list>
      <text:p text:style-name="P128"><draw:frame draw:style-name="fr5" draw:name="Obraz11" text:anchor-type="paragraph" svg:x="1.298cm" svg:y="0.549cm" svg:width="14cm" svg:height="4.69cm" draw:z-index="51"><draw:image xlink:href="Pictures/100002010000036700000124654CCCCF6B783349.png" xlink:type="simple" xlink:show="embed" xlink:actuate="onLoad"/></draw:frame></text:p>
      <text:p text:style-name="P129">Listing 7.2 Kernel obliczający jedną iterację metody Jacobiego</text:p>
      <text:p text:style-name="P130"/>
      <text:list xml:id="list230728780921604" text:continue-numbering="true" text:style-name="L1">
        <text:list-header>
          <text:p text:style-name="P132">GlobalVectorField to alias dla typu <text:span text:style-name="T227">global VectorField*</text:span>, <text:span text:style-name="T297">czyli tablicy przechowującej pole wektorowe, znajdującej się w globalnej przestrzeni adresowej. Ponieważ kernel ten nie może wykonywać obliczeń w miejscu, konieczna jest tablica „źródłowa” i wynikowa, co widać w argumentach tego kernela (</text:span><text:span text:style-name="T237">x </text:span><text:span text:style-name="T298">i </text:span><text:span text:style-name="T237">x_out</text:span><text:span text:style-name="T298">). Można wyróżnić 3 etapy </text:span><text:soft-page-break/><text:span text:style-name="T298">w wykonaniu tego kernela:</text:span></text:p>
          <text:p text:style-name="P131"/>
          <text:list>
            <text:list-item>
              <text:p text:style-name="P133">Obliczenie pozycji w przestrzeni symulacji i indeksu w tablicy</text:p>
            </text:list-item>
            <text:list-item>
              <text:p text:style-name="P133">Odczytanie wartości <text:span text:style-name="T227">x </text:span>sąsiednich komórek symulacji (zmienne <text:span text:style-name="T227">x_left</text:span>, <text:span text:style-name="T227">x_right</text:span>, <text:span text:style-name="T227">x_top</text:span> i <text:span text:style-name="T227">x_bottom</text:span>)</text:p>
            </text:list-item>
            <text:list-item>
              <text:p text:style-name="P133">Obliczenie wyniku, zgodnie z równaniem w rozdziale 2., i zapisanie go w odpowiednim miejscu w tablicy wynikowej. </text:p>
              <text:p text:style-name="P133"/>
            </text:list-item>
          </text:list>
          <text:p text:style-name="P134">Jak widać kernele obliczeniowe mają bardzo prostą budowę, głównie przez to, że nie zawierają żadnej logiki, a głównie operacje arytmetyczne <text:span text:style-name="T300">oraz</text:span> operacje odczytu/zapisu. <text:span text:style-name="T299">Nie jest to cecha przypadkowa – urządzenia GPGPU bardzo sprawnie wykonują operacje arytmetyczne na typach zmiennoprzecinkowych, natomiast radzą sobie słabo przy wykonywaniu instrukcji warunkowych (np. </text:span><text:span text:style-name="T238">if</text:span><text:span text:style-name="T299">), co zostało opisane w rozdziale 4.</text:span></text:p>
        </text:list-header>
      </text:list>
      <text:p text:style-name="P135"/>
      <text:list xml:id="list230730239442567" text:continue-numbering="true" text:style-name="L1">
        <text:list-item>
          <text:p text:style-name="P152">Interfejs wizualizacyjny.</text:p>
          <text:p text:style-name="P136">Interfejs jest w zasadzie najmniej skomplikowaną częścią opisywanej aplikacji. <text:span text:style-name="T301">Został napisany w oparciu o bibliotekę SDL2. Decyzja ta była kierowana przede wszystkim prostotą. W porównaniu do innych bibliotek SDL2 nie wymaga dużej ilości kodu by otrzymać prosty, działający interfejs. Najciekawszymi metodami są te odpowiedzialne za odbieranie wyniku symulacji z kanału komunikacyjnego oraz dokonujące mapowania wartości gęstości barwnika w danym punkcie na odpowiedni prostokąt w oknie wizualizacji. Przedstawione zostało one na listingu 8.1</text:span></text:p>
          <text:p text:style-name="P136"/>
          <text:p text:style-name="P137"><draw:frame draw:style-name="fr5" draw:name="Obraz12" text:anchor-type="paragraph" svg:x="1.289cm" svg:y="0.161cm" svg:width="14.011cm" svg:height="8.999cm" draw:z-index="52"><draw:image xlink:href="Pictures/10000201000003EB0000028400431D7406675232.png" xlink:type="simple" xlink:show="embed" xlink:actuate="onLoad"/></draw:frame>Listing 8.1 Metody aktualizująca wizualizację i odbierająca wynik symulacji</text:p>
          <text:p text:style-name="P137"/>
          <text:p text:style-name="P138">W zmiennej <text:span text:style-name="T227">this-&gt;field_queue</text:span> przechowywana jest aktualne pole skalarne reprezentację gęstość barwnika. Jest ona potrzebna, ponieważ aktualizacja wizualizacji może nastąpić zanim zakończy się obliczanie wyniku następnego kroku czasowego symulacji (np. gdy okno zostanie przesunięte na ekranie <text:span text:style-name="T302">przez użytkownika</text:span>). <text:span text:style-name="T303">Okno symulacji podzielone jest na N-2 prostokątów, każdy o rozmiarze </text:span><text:span text:style-name="T239">pixels_per_cell</text:span><text:span text:style-name="T303">, reprezentujących wewnętrzne komórki symulacji. Gęstość barwnika mapowana jest liniowo na kolor czerwony danego prostokąta, przy czym wartość jest ograniczona do 255. Warto tutaj zauważyć, że interfejs wymaga, by rozmiar okna w każdym wymiarze był większy niż liczba wewnętrznych komórek symulacji.</text:span></text:p>
        </text:list-item>
        <text:list-item>
          <text:p text:style-name="P153">Podsumowanie</text:p>
        </text:list-item>
        <text:list-item>
          <text:p text:style-name="P150">Bibliografia</text:p>
          <text:list>
            <text:list-header>
              <text:p text:style-name="P121">[1] <text:span text:style-name="T253">J. Stam „</text:span><text:span text:style-name="T225">Stable Fluids.”</text:span><text:span text:style-name="T253">, 1999</text:span></text:p>
              <text:p text:style-name="P142"><text:span text:style-name="T197">[2] </text:span><text:span text:style-name="T198">M.J Harris, </text:span><text:span text:style-name="T204">”GPU Gems”</text:span><text:span text:style-name="T198">, </text:span><text:span text:style-name="Emphasis"><text:span text:style-name="T277">University of North Carolina at Chapel Hill</text:span></text:span><text:span text:style-name="Emphasis"><text:span text:style-name="T198">, </text:span></text:span><text:span text:style-name="Emphasis"><text:span text:style-name="T199">2007</text:span></text:span></text:p>
              <text:p text:style-name="P142"><text:span text:style-name="Emphasis"><text:span text:style-name="T199">[3] </text:span></text:span><text:span text:style-name="Emphasis"><text:span text:style-name="T205">„AMD Accelerated Parallel Processing – OpenCL User Guide”, </text:span></text:span><text:span text:style-name="Emphasis"><text:span text:style-name="T199">2014</text:span></text:span></text:p>
              <text:p text:style-name="P143"><text:span text:style-name="Emphasis"><text:span text:style-name="T200">[4] </text:span></text:span><text:span text:style-name="Emphasis"><text:span text:style-name="T201">J. Stam, </text:span></text:span><text:span text:style-name="Emphasis"><text:span text:style-name="T200">„</text:span></text:span><text:span text:style-name="Emphasis"><text:span text:style-name="T206">Real-Time</text:span></text:span><text:span text:style-name="Emphasis"><text:span text:style-name="T201"> </text:span></text:span><text:span text:style-name="Emphasis"><text:span text:style-name="T206">Fluid</text:span></text:span><text:span text:style-name="Emphasis"><text:span text:style-name="T201"> Dynamics </text:span></text:span><text:span text:style-name="Emphasis"><text:span text:style-name="T206">for</text:span></text:span><text:span text:style-name="Emphasis"><text:span text:style-name="T201"> </text:span></text:span><text:span text:style-name="Emphasis"><text:span text:style-name="T206">Games</text:span></text:span><text:span text:style-name="Emphasis"><text:span text:style-name="T200">”, </text:span></text:span><text:span text:style-name="Emphasis"><text:span text:style-name="T202">2003</text:span></text:span></text:p>
              <text:p text:style-name="P144"><text:span text:style-name="Emphasis"><text:span text:style-name="T203">[5] B. R. Gaster, L. Howes, </text:span></text:span><text:span text:style-name="T278">„The OpenCL C++ Wrapper AP</text:span><text:span text:style-name="T279">I”</text:span><text:span text:style-name="T280">, </text:span></text:p>
              <text:list>
                <text:list-header>
                  <text:p text:style-name="P103"><text:span text:style-name="T266">Khronos OpenCL Working Group, </text:span><text:span text:style-name="T267">wersja <text:s/>1.2.6</text:span></text:p>
                </text:list-header>
              </text:list>
              <text:p text:style-name="P104"><text:span text:style-name="T267">[</text:span><text:span text:style-name="T265">6] </text:span><text:span text:style-name="T268">A. Williams, </text:span><text:span text:style-name="T264">„C++ Concurrency in Action – Practical Multithreading”, </text:span><text:span text:style-name="T270">wydawnictwo</text:span><text:span text:style-name="T264"> </text:span><text:span text:style-name="T270">Hanning, 2012</text:span></text:p>
              <text:p text:style-name="P105"><text:span text:style-name="T270">[</text:span><text:span text:style-name="T269">7] „Argument-dependent lookup” http://en.cppreference.com/w/cpp/language/adl</text:span></text:p>
              <text:p text:style-name="P145"><text:span text:style-name="Emphasis"><text:span text:style-name="T203"/></text:span></text:p>
            </text:list-header>
          </text:list>
        </text:list-item>
      </text:list>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2-06T23:07:27.779762139</dc:date>
    <meta:editing-duration>P1DT10H57M26S</meta:editing-duration>
    <meta:editing-cycles>673</meta:editing-cycles>
    <meta:generator>LibreOffice/5.0.2.2$Linux_X86_64 LibreOffice_project/00m0$Build-2</meta:generator>
    <meta:document-statistic meta:table-count="0" meta:image-count="13" meta:object-count="40" meta:page-count="28" meta:paragraph-count="157" meta:word-count="6699" meta:character-count="51255" meta:non-whitespace-character-count="44631"/>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2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2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3/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30/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31/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

<file path=Object 32/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3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3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3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3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3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3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3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4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